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3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4.658cm"/>
    </style:style>
    <style:style style:name="co5" style:family="table-column">
      <style:table-column-properties fo:break-before="auto" style:column-width="13.085cm"/>
    </style:style>
    <style:style style:name="co6" style:family="table-column">
      <style:table-column-properties fo:break-before="auto" style:column-width="9.299cm"/>
    </style:style>
    <style:style style:name="co7" style:family="table-column">
      <style:table-column-properties fo:break-before="auto" style:column-width="2.355cm"/>
    </style:style>
    <style:style style:name="co8" style:family="table-column">
      <style:table-column-properties fo:break-before="auto" style:column-width="2.505cm"/>
    </style:style>
    <style:style style:name="co9" style:family="table-column">
      <style:table-column-properties fo:break-before="auto" style:column-width="3.436cm"/>
    </style:style>
    <style:style style:name="co10" style:family="table-column">
      <style:table-column-properties fo:break-before="auto" style:column-width="9.691cm"/>
    </style:style>
    <style:style style:name="co11" style:family="table-column">
      <style:table-column-properties fo:break-before="auto" style:column-width="26.778cm"/>
    </style:style>
    <style:style style:name="co12" style:family="table-column">
      <style:table-column-properties fo:break-before="auto" style:column-width="8.57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false"/>
    </style:style>
    <style:style style:name="ro2" style:family="table-row">
      <style:table-row-properties style:row-height="2.08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1.289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557cm" fo:break-before="auto" style:use-optimal-row-height="tru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none" style:print-content="true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32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oglio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10"/>
        <table:table-column table:style-name="co6" table:default-cell-style-name="ce8"/>
        <table:table-column table:style-name="co7" table:default-cell-style-name="ce8"/>
        <table:table-column table:style-name="co8" table:number-columns-repeated="4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number-columns-repeated="51" table:default-cell-style-name="ce8"/>
        <table:table-row table:style-name="ro1">
          <table:table-cell table:style-name="ce1" office:value-type="string" calcext:value-type="string">
            <text:p>MC</text:p>
          </table:table-cell>
          <table:table-cell table:style-name="ce32" office:value-type="string" calcext:value-type="string">
            <text:p>Pagina</text:p>
          </table:table-cell>
          <table:table-cell table:style-name="ce32" office:value-type="string" calcext:value-type="string">
            <text:p>Data</text:p>
          </table:table-cell>
          <table:table-cell table:style-name="ce32" office:value-type="string" calcext:value-type="string">
            <text:p>Rubrica</text:p>
          </table:table-cell>
          <table:table-cell office:value-type="string" calcext:value-type="string">
            <text:p>Titolo</text:p>
          </table:table-cell>
          <table:table-cell table:style-name="ce32" office:value-type="string" calcext:value-type="string">
            <text:p>Autore</text:p>
          </table:table-cell>
          <table:table-cell table:style-name="ce32" office:value-type="string" calcext:value-type="string">
            <text:p>Computer</text:p>
          </table:table-cell>
          <table:table-cell table:style-name="ce32" office:value-type="string" calcext:value-type="string">
            <text:p>Link</text:p>
          </table:table-cell>
          <table:table-cell table:style-name="ce32" office:value-type="string" calcext:value-type="string">
            <text:p>Disponibile</text:p>
          </table:table-cell>
          <table:table-cell table:style-name="ce32" office:value-type="string" calcext:value-type="string">
            <text:p>Checksum</text:p>
          </table:table-cell>
          <table:table-cell table:style-name="ce32" office:value-type="string" calcext:value-type="string">
            <text:p>MC best</text:p>
          </table:table-cell>
          <table:table-cell table:style-name="ce32" office:value-type="string" calcext:value-type="string">
            <text:p>Gioco</text:p>
          </table:table-cell>
          <table:table-cell table:style-name="ce32" office:value-type="string" calcext:value-type="string">
            <text:p>Sorgente</text:p>
          </table:table-cell>
          <table:table-cell table:style-name="ce32" office:value-type="string" calcext:value-type="string">
            <text:p>Note</text:p>
          </table:table-cell>
          <table:table-cell table:style-name="ce28" table:number-columns-repeated="5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66" calcext:value-type="float">
            <text:p>66</text:p>
          </table:table-cell>
          <table:table-cell table:style-name="ce10" office:value-type="string" calcext:value-type="string">
            <text:p> 1982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UBIK-VIC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2];&quot;###000&quot;)&amp;&quot;/#page/n&quot;&amp;TEXT([.B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ata corrige su MC12 pag. 14 e MC13 pag. 28 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44" calcext:value-type="float">
            <text:p>44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VIC 20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3];&quot;###000&quot;)&amp;&quot;/#page/n&quot;&amp;TEXT([.B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Programmi a pag 50-51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 senza 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4];&quot;###000&quot;)&amp;&quot;/#page/n&quot;&amp;TEXT([.B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e su MC16 pag. 64 e MC18 pag. 75. POKE44,36: POKE11264,0:NEW prima di caricare il programma.</text:p>
          </table:table-cell>
          <table:table-cell table:number-columns-repeated="5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2" calcext:value-type="float">
            <text:p>72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---</text:p>
          </table:table-cell>
          <table:table-cell office:value-type="string" calcext:value-type="string">
            <text:p>Shell-Metzer sort in linguaggio macchina per CBM 8032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s://archive.org/stream/MC_microcomputer-&quot;&amp;TEXT([.A5];&quot;###000&quot;)&amp;&quot;/#page/n&quot;&amp;TEXT([.B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6" calcext:value-type="float">
            <text:p>76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ttacco medioevale</text:p>
          </table:table-cell>
          <table:table-cell table:style-name="ce10" office:value-type="string" calcext:value-type="string">
            <text:p>Claudio Massa, Torino 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6];&quot;###000&quot;)&amp;&quot;/#page/n&quot;&amp;TEXT([.B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www.sleepingelephant.com/ipw-web/bulletin/bb/viewtopic.php?p=54732#p54732" xlink:type="simple">Digitato da saver71 http://www.sleepingelephant.com/ipw-web/bulletin/bb/viewtopic.php?p=54732#p54732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4" calcext:value-type="float">
            <text:p>64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... più del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7];&quot;###000&quot;)&amp;&quot;/#page/n&quot;&amp;TEXT([.B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a su MC17 pag. 23</text:p>
          </table:table-cell>
          <table:table-cell table:number-columns-repeated="5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8" calcext:value-type="float">
            <text:p>68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---</text:p>
          </table:table-cell>
          <table:table-cell office:value-type="string" calcext:value-type="string">
            <text:p>CROSS reference in linguaggio macchina per CBM 3032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s://archive.org/stream/MC_microcomputer-&quot;&amp;TEXT([.A8];&quot;###000&quot;)&amp;&quot;/#page/n&quot;&amp;TEXT([.B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79" calcext:value-type="float">
            <text:p>79</text:p>
          </table:table-cell>
          <table:table-cell table:style-name="ce10" office:value-type="string" calcext:value-type="string">
            <text:p> 1983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enumber e Delet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9];&quot;###000&quot;)&amp;&quot;/#page/n&quot;&amp;TEXT([.B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42" calcext:value-type="float">
            <text:p>42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64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];&quot;###000&quot;)&amp;&quot;/#page/n&quot;&amp;TEXT([.B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75" calcext:value-type="float">
            <text:p>75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th Pack Hard Copy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1];&quot;###000&quot;)&amp;&quot;/#page/n&quot;&amp;TEXT([.B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Maze Labirinto 3D</text:p>
          </table:table-cell>
          <table:table-cell table:style-name="ce10" office:value-type="string" calcext:value-type="string">
            <text:p>Giuseppe Stanghellini, Medicina (BO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2];&quot;###000&quot;)&amp;&quot;/#page/n&quot;&amp;TEXT([.B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10" office:value-type="string" calcext:value-type="string">
            <text:p>Listato corretto su MC21 pag. 75</text:p>
          </table:table-cell>
          <table:table-cell table:number-columns-repeated="5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erg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3];&quot;###000&quot;)&amp;&quot;/#page/n&quot;&amp;TEXT([.B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On error goto</text:p>
          </table:table-cell>
          <table:table-cell table:style-name="ce10" office:value-type="string" calcext:value-type="string">
            <text:p>Adriano Vertu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4];&quot;###000&quot;)&amp;&quot;/#page/n&quot;&amp;TEXT([.B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86" calcext:value-type="float">
            <text:p>86</text:p>
          </table:table-cell>
          <table:table-cell table:style-name="ce11" office:value-type="string" calcext:value-type="string">
            <text:p> 1983/09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BASAL 2.1</text:p>
          </table:table-cell>
          <table:table-cell table:style-name="ce11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5];&quot;###000&quot;)&amp;&quot;/#page/n&quot;&amp;TEXT([.B1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. Revisione fatta usando la versione di Claudio Larini per C64.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88" calcext:value-type="float">
            <text:p>88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ta risoluzione sul CBM 64</text:p>
          </table:table-cell>
          <table:table-cell table:style-name="ce10" office:value-type="string" calcext:value-type="string">
            <text:p>Andrea Dami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];&quot;###000&quot;)&amp;&quot;/#page/n&quot;&amp;TEXT([.B1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90" calcext:value-type="float">
            <text:p>90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C-MAN</text:p>
          </table:table-cell>
          <table:table-cell table:style-name="ce10" office:value-type="string" calcext:value-type="string">
            <text:p>Carlo Borreo, Impe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7];&quot;###000&quot;)&amp;&quot;/#page/n&quot;&amp;TEXT([.B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sleepingelephant.com/ipw-web/bulletin/bb/viewtopic.php?f=10&amp;t=4424&amp;start=45#p107403" xlink:type="simple">OCR da Andrea Musuruane. Revisione fatta usando digitazione fatta da vicist http://sleepingelephant.com/ipw-web/bulletin/bb/viewtopic.php?f=10&amp;t=4424&amp;start=45#p107403</text:a></text:span></text:p>
          </table:table-cell>
          <table:table-cell office:value-type="string" calcext:value-type="string">
            <text:p>Nota su MC27 pag. 101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87" calcext:value-type="float">
            <text:p>87</text:p>
          </table:table-cell>
          <table:table-cell table:style-name="ce10" office:value-type="string" calcext:value-type="string">
            <text:p> 1983/11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Conversioni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8];&quot;###000&quot;)&amp;&quot;/#page/n&quot;&amp;TEXT([.B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Superlist 1.0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];&quot;###000&quot;)&amp;&quot;/#page/n&quot;&amp;TEXT([.B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n si capisce il carattere alla linea 470 (non preclude il funzionamento del programma)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Attiva tasti</text:p>
          </table:table-cell>
          <table:table-cell table:style-name="ce10" office:value-type="string" calcext:value-type="string">
            <text:p>Giampaolo Sica, Genov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0];&quot;###000&quot;)&amp;&quot;/#page/n&quot;&amp;TEXT([.B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1" calcext:value-type="float">
            <text:p>101</text:p>
          </table:table-cell>
          <table:table-cell table:style-name="ce10" office:value-type="string" calcext:value-type="string">
            <text:p> 1983/12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Briscola</text:p>
          </table:table-cell>
          <table:table-cell table:style-name="ce10" office:value-type="string" calcext:value-type="string">
            <text:p>Carlo Borreo, Imperia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s://archive.org/stream/MC_microcomputer-&quot;&amp;TEXT([.A21];&quot;###000&quot;)&amp;&quot;/#page/n&quot;&amp;TEXT([.B2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VIC20: Digitato da saver71 http://www.sleepingelephant.com/ipw-web/bulletin/bb/viewtopic.php?p=68846#p68846</text:p>
            <text:p>C64: DISK9.D64 Collezione Renato Giussani  (tolta protezione e aggiunte righe mancanti)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6" calcext:value-type="float">
            <text:p>76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Vic Frogger</text:p>
          </table:table-cell>
          <table:table-cell table:style-name="ce11" office:value-type="string" calcext:value-type="string">
            <text:p>Maurizio Montalti, Bologna</text:p>
          </table:table-cell>
          <table:table-cell table:style-name="ce11" office:value-type="string" calcext:value-type="string">
            <text:p>VIC20 +3k</text:p>
          </table:table-cell>
          <table:table-cell table:style-name="ce21" table:formula="of:=HYPERLINK(&quot;https://archive.org/stream/MC_microcomputer-&quot;&amp;TEXT([.A22];&quot;###000&quot;)&amp;&quot;/#page/n&quot;&amp;TEXT([.B2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22" office:value-type="string" calcext:value-type="string">
            <text:p>Nota su MC29 pag. 116; Errata corrige su MC31 pag. 146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7" calcext:value-type="float">
            <text:p>77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Caricatore Basic</text:p>
          </table:table-cell>
          <table:table-cell table:style-name="ce11" office:value-type="string" calcext:value-type="string">
            <text:p>Leo Sorge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s://archive.org/stream/MC_microcomputer-&quot;&amp;TEXT([.A23];&quot;###000&quot;)&amp;&quot;/#page/n&quot;&amp;TEXT([.B23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95" calcext:value-type="float">
            <text:p>95</text:p>
          </table:table-cell>
          <table:table-cell table:style-name="ce10" office:value-type="string" calcext:value-type="string">
            <text:p> 1984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1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4];&quot;###000&quot;)&amp;&quot;/#page/n&quot;&amp;TEXT([.B2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2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5];&quot;###000&quot;)&amp;&quot;/#page/n&quot;&amp;TEXT([.B2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2" calcext:value-type="float">
            <text:p>102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nd Prix</text:p>
          </table:table-cell>
          <table:table-cell table:style-name="ce10" office:value-type="string" calcext:value-type="string">
            <text:p>Daniele Vasi, Ravenn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26];&quot;###000&quot;)&amp;&quot;/#page/n&quot;&amp;TEXT([.B2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31 pag. 146</text:p>
          </table:table-cell>
          <table:table-cell table:number-columns-repeated="5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CC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];&quot;###000&quot;)&amp;&quot;/#page/n&quot;&amp;TEXT([.B2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<text:span text:style-name="T1"><text:a xlink:href="http://ready64.it/news/view_news.php?id=867" xlink:type="simple">Digitato da saver71 http://ready64.it/news/view_news.php?id=867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ppend 64</text:p>
          </table:table-cell>
          <table:table-cell table:style-name="ce10" office:value-type="string" calcext:value-type="string">
            <text:p>Da Commodore Computing International dicembre 1983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];&quot;###000&quot;)&amp;&quot;/#page/n&quot;&amp;TEXT([.B2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55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91" calcext:value-type="float">
            <text:p>91</text:p>
          </table:table-cell>
          <table:table-cell table:style-name="ce10" office:value-type="string" calcext:value-type="string">
            <text:p> 1984/04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Othello per VIC-20 e C-64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9];&quot;###000&quot;)&amp;&quot;/#page/n&quot;&amp;TEXT([.B2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 office:value-type="string" calcext:value-type="string">
            <text:p>DISK5.D64 Collezione Renato Giussani </text:p>
          </table:table-cell>
          <table:table-cell office:value-type="string" calcext:value-type="string">
            <text:p>Errata corrige MC32 pag. 109</text:p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Al telefono con VICTEL</text:p>
          </table:table-cell>
          <table:table-cell table:style-name="ce10" office:value-type="string" calcext:value-type="string">
            <text:p>Tommaso Pantuso</text:p>
          </table:table-cell>
          <table:table-cell table:style-name="ce10"/>
          <table:table-cell table:style-name="ce21" table:formula="of:=HYPERLINK(&quot;https://archive.org/stream/MC_microcomputer-&quot;&amp;TEXT([.A30];&quot;###000&quot;)&amp;&quot;/#page/n&quot;&amp;TEXT([.B3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office:value-type="string" calcext:value-type="string">
            <text:p>Errata corrige MC31 pag. 127</text:p>
          </table:table-cell>
          <table:table-cell table:number-columns-repeated="51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serpentone per 64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];&quot;###000&quot;)&amp;&quot;/#page/n&quot;&amp;TEXT([.B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<text:a xlink:href="http://ready64.it/giochi/list.php?collana=MC-Microcomputer" xlink:type="simple">Digitato da saver71 http://ready64.it/giochi/list.php?collana=MC-Microcomputer
DISK37.D64 + DISK25.D64 Collezione Renato Giussani</text:a>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pace Invaders</text:p>
          </table:table-cell>
          <table:table-cell table:style-name="ce10" office:value-type="string" calcext:value-type="string">
            <text:p>Mauro Da Lio, Spinea (VE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32];&quot;###000&quot;)&amp;&quot;/#page/n&quot;&amp;TEXT([.B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6" calcext:value-type="float">
            <text:p>116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croll per Loader</text:p>
          </table:table-cell>
          <table:table-cell table:style-name="ce10" office:value-type="string" calcext:value-type="string">
            <text:p>Marco Bodon, Padova</text:p>
          </table:table-cell>
          <table:table-cell table:style-name="ce10"/>
          <table:table-cell table:style-name="ce21" table:formula="of:=HYPERLINK(&quot;https://archive.org/stream/MC_microcomputer-&quot;&amp;TEXT([.A33];&quot;###000&quot;)&amp;&quot;/#page/n&quot;&amp;TEXT([.B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81" calcext:value-type="float">
            <text:p>81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asmissione RTTY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4];&quot;###000&quot;)&amp;&quot;/#page/n&quot;&amp;TEXT([.B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232.D64 Collezione Renato Giussani</text:p>
          </table:table-cell>
          <table:table-cell table:number-columns-repeated="52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4" office:value-type="float" office:value="99" calcext:value-type="float">
            <text:p>99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</text:p>
          </table:table-cell>
          <table:table-cell office:value-type="string" calcext:value-type="string">
            <text:p>Caratteri utente &amp; sprite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5];&quot;###000&quot;)&amp;&quot;/#page/n&quot;&amp;TEXT([.B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80.D64 Collezione Renato Giussani (solo caratteri utente)</text:p>
          </table:table-cell>
          <table:table-cell table:style-name="ce15" office:value-type="string" calcext:value-type="string">
            <text:p>Nota su MC31 pag. 117</text:p>
            <text:p/>
          </table:table-cell>
          <table:table-cell table:number-columns-repeated="51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string" calcext:value-type="string">
            <text:p> 1984/06</text:p>
          </table:table-cell>
          <table:table-cell table:style-name="ce5" office:value-type="string" calcext:value-type="string">
            <text:p>C-64</text:p>
          </table:table-cell>
          <table:table-cell office:value-type="string" calcext:value-type="string">
            <text:p>Scrolling fine e grafica ad alta risoluzione</text:p>
          </table:table-cell>
          <table:table-cell table:style-name="ce19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6];&quot;###000&quot;)&amp;&quot;/#page/n&quot;&amp;TEXT([.B3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ath pack su mc_microcomputer_01-30c36f.d64, con errori di digitazione.</text:p>
          </table:table-cell>
          <table:table-cell table:style-name="ce23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udio di prospettive</text:p>
          </table:table-cell>
          <table:table-cell table:style-name="ce10" office:value-type="string" calcext:value-type="string">
            <text:p>Giovanni Pezzi, Fenza (R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7];&quot;###000&quot;)&amp;&quot;/#page/n&quot;&amp;TEXT([.B37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ki</text:p>
          </table:table-cell>
          <table:table-cell table:style-name="ce10" office:value-type="string" calcext:value-type="string">
            <text:p>Daniele Torresan, Trevi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38];&quot;###000&quot;)&amp;&quot;/#page/n&quot;&amp;TEXT([.B3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 1984/07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Sintesi musicale e SID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9];&quot;###000&quot;)&amp;&quot;/#page/n&quot;&amp;TEXT([.B3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porta parallela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0];&quot;###000&quot;)&amp;&quot;/#page/n&quot;&amp;TEXT([.B4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7" calcext:value-type="float">
            <text:p>107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on/64</text:p>
          </table:table-cell>
          <table:table-cell table:style-name="ce10" office:value-type="string" calcext:value-type="string">
            <text:p>Fabrizi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1];&quot;###000&quot;)&amp;&quot;/#page/n&quot;&amp;TEXT([.B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5.D64 Collezione Renato Giussani</text:p>
          </table:table-cell>
          <table:table-cell office:value-type="string" calcext:value-type="string">
            <text:p>Leggermente diverso da quello in stampa (che non può funzionare per lo STOP alla riga 15)</text:p>
          </table:table-cell>
          <table:table-cell table:number-columns-repeated="5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8" calcext:value-type="float">
            <text:p>108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siamo il joystick (in Basic e LM)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2];&quot;###000&quot;)&amp;&quot;/#page/n&quot;&amp;TEXT([.B42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quiz: verifica dell'apprendimento</text:p>
          </table:table-cell>
          <table:table-cell table:style-name="ce10" office:value-type="string" calcext:value-type="string">
            <text:p>Luciano Bertini, Assago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43];&quot;###000&quot;)&amp;&quot;/#page/n&quot;&amp;TEXT([.B43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attino</text:p>
          </table:table-cell>
          <table:table-cell table:style-name="ce10" office:value-type="string" calcext:value-type="string">
            <text:p>Roberto Rimini, Cannizzaro (CT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44];&quot;###000&quot;)&amp;&quot;/#page/n&quot;&amp;TEXT([.B44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ore alla riga 54: K=K-J (e non K=K-1)</text:p>
          </table:table-cell>
          <table:table-cell table:number-columns-repeated="51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string" calcext:value-type="string">
            <text:p> 1984/09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I segreti del disco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5];&quot;###000&quot;)&amp;&quot;/#page/n&quot;&amp;TEXT([.B45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omtel</text:p>
          </table:table-cell>
          <table:table-cell table:style-name="ce10" office:value-type="string" calcext:value-type="string">
            <text:p>Giacomo Lo Vecchio, Messi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6];&quot;###000&quot;)&amp;&quot;/#page/n&quot;&amp;TEXT([.B4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hase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7];&quot;###000&quot;)&amp;&quot;/#page/n&quot;&amp;TEXT([.B4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3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calcolatore</text:p>
          </table:table-cell>
          <table:table-cell table:style-name="ce10" office:value-type="string" calcext:value-type="string">
            <text:p>Dino Ticli, Lecco</text:p>
          </table:table-cell>
          <table:table-cell table:style-name="ce10"/>
          <table:table-cell table:style-name="ce21" table:formula="of:=HYPERLINK(&quot;https://archive.org/stream/MC_microcomputer-&quot;&amp;TEXT([.A48];&quot;###000&quot;)&amp;&quot;/#page/n&quot;&amp;TEXT([.B4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Zigurat</text:p>
          </table:table-cell>
          <table:table-cell table:style-name="ce10" office:value-type="string" calcext:value-type="string">
            <text:p>Claudio Rocchini, Firenz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49];&quot;###000&quot;)&amp;&quot;/#page/n&quot;&amp;TEXT([.B4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http://www.rockini.name/gaming/index.html</text:p>
          </table:table-cell>
          <table:table-cell table:number-columns-repeated="5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SPRITE</text:p>
          </table:table-cell>
          <table:table-cell table:style-name="ce10" office:value-type="string" calcext:value-type="string">
            <text:p>Massimo Gaido, Tavernette di Cumiana (TO)</text:p>
          </table:table-cell>
          <table:table-cell table:style-name="ce10"/>
          <table:table-cell table:style-name="ce21" table:formula="of:=HYPERLINK(&quot;https://archive.org/stream/MC_microcomputer-&quot;&amp;TEXT([.A50];&quot;###000&quot;)&amp;&quot;/#page/n&quot;&amp;TEXT([.B5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uello siderale</text:p>
          </table:table-cell>
          <table:table-cell table:style-name="ce10" office:value-type="string" calcext:value-type="string">
            <text:p>Bruno Bersani, Par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1];&quot;###000&quot;)&amp;&quot;/#page/n&quot;&amp;TEXT([.B51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4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eadsheet</text:p>
          </table:table-cell>
          <table:table-cell table:style-name="ce15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2];&quot;###000&quot;)&amp;&quot;/#page/n&quot;&amp;TEXT([.B5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MC Best</text:p>
            <text:p>DISK260.D64 Collezione Renato Giussani</text:p>
            <text:p>mc_microcomputer_01-30c36f.d64</text:p>
          </table:table-cell>
          <table:table-cell table:style-name="ce15" office:value-type="string" calcext:value-type="string">
            <text:p>Errata corrige su MC36 pag. 155</text:p>
            <text:p/>
          </table:table-cell>
          <table:table-cell table:number-columns-repeated="51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 1984/11</text:p>
          </table:table-cell>
          <table:table-cell table:style-name="ce7" office:value-type="string" calcext:value-type="string">
            <text:p>C-64</text:p>
          </table:table-cell>
          <table:table-cell office:value-type="string" calcext:value-type="string">
            <text:p>L'ADP Basic: (1) 51 nuovi comandi</text:p>
          </table:table-cell>
          <table:table-cell table:style-name="ce18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3];&quot;###000&quot;)&amp;&quot;/#page/n&quot;&amp;TEXT([.B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1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26" office:value-type="string" calcext:value-type="string">
            <text:p>DISK62.D64 Collezione Renato Giussani</text:p>
          </table:table-cell>
          <table:table-cell table:style-name="ce26" office:value-type="string" calcext:value-type="string">
            <text:p>C’erano delle righe corrotte e alcuni errori di digitazione.</text:p>
          </table:table-cell>
          <table:table-cell table:style-name="ce26"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on</text:p>
          </table:table-cell>
          <table:table-cell table:style-name="ce10" office:value-type="string" calcext:value-type="string">
            <text:p>Marco Casazza Mont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4];&quot;###000&quot;)&amp;&quot;/#page/n&quot;&amp;TEXT([.B5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a seconda sequenza riprodotta fa due volte la prima nota (verificare listato)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3" calcext:value-type="float">
            <text:p>133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ilancio Familiare</text:p>
          </table:table-cell>
          <table:table-cell table:style-name="ce10" office:value-type="string" calcext:value-type="string">
            <text:p>Pierluigi Massimo Laviola, Bar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5];&quot;###000&quot;)&amp;&quot;/#page/n&quot;&amp;TEXT([.B5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37 pag 131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stogrammi tridimensionali</text:p>
          </table:table-cell>
          <table:table-cell table:style-name="ce10" office:value-type="string" calcext:value-type="string">
            <text:p>Daniel Sarfat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6];&quot;###000&quot;)&amp;&quot;/#page/n&quot;&amp;TEXT([.B5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rasformate stella/triangolo e triangolo/stella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/>
          <table:table-cell table:style-name="ce21" table:formula="of:=HYPERLINK(&quot;https://archive.org/stream/MC_microcomputer-&quot;&amp;TEXT([.A57];&quot;###000&quot;)&amp;&quot;/#page/n&quot;&amp;TEXT([.B5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eep Software</text:p>
          </table:table-cell>
          <table:table-cell table:style-name="ce10" office:value-type="string" calcext:value-type="string">
            <text:p>Roberto Vicario, Monticello Conte Otto (VI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8];&quot;###000&quot;)&amp;&quot;/#page/n&quot;&amp;TEXT([.B5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cula</text:p>
          </table:table-cell>
          <table:table-cell table:style-name="ce10" office:value-type="string" calcext:value-type="string">
            <text:p>Roberto Iod, Borgosesia (VC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9];&quot;###000&quot;)&amp;&quot;/#page/n&quot;&amp;TEXT([.B5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string" calcext:value-type="string">
            <text:p> 1984/1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2)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0];&quot;###000&quot;)&amp;&quot;/#page/n&quot;&amp;TEXT([.B6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55" calcext:value-type="float">
            <text:p>155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Dark Wood</text:p>
          </table:table-cell>
          <table:table-cell table:style-name="ce10" office:value-type="string" calcext:value-type="string">
            <text:p>Luigi Bevilacqua, Busser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1];&quot;###000&quot;)&amp;&quot;/#page/n&quot;&amp;TEXT([.B6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MC Best</text:p>
          </table:table-cell>
          <table:table-cell table:style-name="ce15" office:value-type="string" calcext:value-type="string">
            <text:p>Versione 64: <text:a xlink:href="https://ready64.org/giochi/scheda_gioco/id/1400/dark-wood-the" xlink:type="simple">https://ready64.org/giochi/scheda_gioco/id/1400/dark-wood-the</text:a></text:p>
            <text:p>Porting per VIC-20: <text:a xlink:href="http://sleepingelephant.com/ipw-web/bulletin/bb/viewtopic.php?f=13&amp;t=5162&amp;p=60542#p60542" xlink:type="simple">http://sleepingelephant.com/ipw-web/bulletin/bb/viewtopic.php?f=13&amp;t=5162&amp;p=60542#p60542</text:a></text:p>
          </table:table-cell>
          <table:table-cell table:number-columns-repeated="5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RINT AT in L</text:p>
          </table:table-cell>
          <table:table-cell table:style-name="ce10" office:value-type="string" calcext:value-type="string">
            <text:p>Luca Arcostanzo, Tori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2];&quot;###000&quot;)&amp;&quot;/#page/n&quot;&amp;TEXT([.B6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4" calcext:value-type="float">
            <text:p>164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tended Basic per VIC-20</text:p>
          </table:table-cell>
          <table:table-cell table:style-name="ce10" office:value-type="string" calcext:value-type="string">
            <text:p>Enrico e Nicola Gobbetti, Giubiasco (Svizzera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63];&quot;###000&quot;)&amp;&quot;/#page/n&quot;&amp;TEXT([.B6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7" calcext:value-type="float">
            <text:p>167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reman</text:p>
          </table:table-cell>
          <table:table-cell table:style-name="ce10" office:value-type="string" calcext:value-type="string">
            <text:p>Adriano De Minicis, Lignano Sabbiadoro (UD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64];&quot;###000&quot;)&amp;&quot;/#page/n&quot;&amp;TEXT([.B6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1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3) P come Plotter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5];&quot;###000&quot;)&amp;&quot;/#page/n&quot;&amp;TEXT([.B6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w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s://archive.org/stream/MC_microcomputer-&quot;&amp;TEXT([.A66];&quot;###000&quot;)&amp;&quot;/#page/n&quot;&amp;TEXT([.B6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-New e Anti-Reset</text:p>
          </table:table-cell>
          <table:table-cell table:style-name="ce10" office:value-type="string" calcext:value-type="string">
            <text:p>M. Menichelli, Fiesole (FI)</text:p>
          </table:table-cell>
          <table:table-cell table:style-name="ce10"/>
          <table:table-cell table:style-name="ce21" table:formula="of:=HYPERLINK(&quot;https://archive.org/stream/MC_microcomputer-&quot;&amp;TEXT([.A67];&quot;###000&quot;)&amp;&quot;/#page/n&quot;&amp;TEXT([.B6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onostici</text:p>
          </table:table-cell>
          <table:table-cell table:style-name="ce10" office:value-type="string" calcext:value-type="string">
            <text:p>Vincenzo Agosto, Catanzaro</text:p>
          </table:table-cell>
          <table:table-cell table:style-name="ce10"/>
          <table:table-cell table:style-name="ce21" table:formula="of:=HYPERLINK(&quot;https://archive.org/stream/MC_microcomputer-&quot;&amp;TEXT([.A68];&quot;###000&quot;)&amp;&quot;/#page/n&quot;&amp;TEXT([.B6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tocalcio: sistemi ridotti</text:p>
          </table:table-cell>
          <table:table-cell table:style-name="ce10" office:value-type="string" calcext:value-type="string">
            <text:p>Roberto Squar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9];&quot;###000&quot;)&amp;&quot;/#page/n&quot;&amp;TEXT([.B6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rchetes</text:p>
          </table:table-cell>
          <table:table-cell table:style-name="ce10" office:value-type="string" calcext:value-type="string">
            <text:p>Claudio Bacchi, Mendola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0];&quot;###000&quot;)&amp;&quot;/#page/n&quot;&amp;TEXT([.B7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quazioni parametriche</text:p>
          </table:table-cell>
          <table:table-cell table:style-name="ce10" office:value-type="string" calcext:value-type="string">
            <text:p>Marco Cardin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1];&quot;###000&quot;)&amp;&quot;/#page/n&quot;&amp;TEXT([.B7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6" calcext:value-type="float">
            <text:p>46</text:p>
          </table:table-cell>
          <table:table-cell table:style-name="ce6" office:value-type="string" calcext:value-type="string">
            <text:p> 1985/0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C16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6</text:p>
          </table:table-cell>
          <table:table-cell table:style-name="ce21" table:formula="of:=HYPERLINK(&quot;https://archive.org/stream/MC_microcomputer-&quot;&amp;TEXT([.A72];&quot;###000&quot;)&amp;&quot;/#page/n&quot;&amp;TEXT([.B7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string" calcext:value-type="string">
            <text:p> 1985/0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4) P come printer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3];&quot;###000&quot;)&amp;&quot;/#page/n&quot;&amp;TEXT([.B7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stogrammi</text:p>
          </table:table-cell>
          <table:table-cell table:style-name="ce10" office:value-type="string" calcext:value-type="string">
            <text:p>Fabrizio Pascolini, Ost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74];&quot;###000&quot;)&amp;&quot;/#page/n&quot;&amp;TEXT([.B7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INT AT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75];&quot;###000&quot;)&amp;&quot;/#page/n&quot;&amp;TEXT([.B7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C/C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s://archive.org/stream/MC_microcomputer-&quot;&amp;TEXT([.A76];&quot;###000&quot;)&amp;&quot;/#page/n&quot;&amp;TEXT([.B7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Adattamento al VIC20 della versione pubblicata su MC28 per il C64.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 LIST</text:p>
          </table:table-cell>
          <table:table-cell table:style-name="ce10" office:value-type="string" calcext:value-type="string">
            <text:p>Antonio Cassatella, Roma</text:p>
          </table:table-cell>
          <table:table-cell table:style-name="ce10"/>
          <table:table-cell table:style-name="ce21" table:formula="of:=HYPERLINK(&quot;https://archive.org/stream/MC_microcomputer-&quot;&amp;TEXT([.A77];&quot;###000&quot;)&amp;&quot;/#page/n&quot;&amp;TEXT([.B7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ispersione termica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s://archive.org/stream/MC_microcomputer-&quot;&amp;TEXT([.A78];&quot;###000&quot;)&amp;&quot;/#page/n&quot;&amp;TEXT([.B7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cchina del tempo</text:p>
          </table:table-cell>
          <table:table-cell table:style-name="ce10" office:value-type="string" calcext:value-type="string">
            <text:p>Marco Lenci, Corinaldo (AN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79];&quot;###000&quot;)&amp;&quot;/#page/n&quot;&amp;TEXT([.B7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40 pag. 132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dprocessor</text:p>
          </table:table-cell>
          <table:table-cell table:style-name="ce10" office:value-type="string" calcext:value-type="string">
            <text:p>Ermanno Mantovani, S. Antonio in M. Novi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0];&quot;###000&quot;)&amp;&quot;/#page/n&quot;&amp;TEXT([.B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elicopt</text:p>
          </table:table-cell>
          <table:table-cell table:style-name="ce10" office:value-type="string" calcext:value-type="string">
            <text:p>Roberto Lombardelli, Alseno (PC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1];&quot;###000&quot;)&amp;&quot;/#page/n&quot;&amp;TEXT([.B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viamo in verticale</text:p>
          </table:table-cell>
          <table:table-cell table:style-name="ce10" office:value-type="string" calcext:value-type="string">
            <text:p>Vittorio Ciac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2];&quot;###000&quot;)&amp;&quot;/#page/n&quot;&amp;TEXT([.B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utorun del disco</text:p>
          </table:table-cell>
          <table:table-cell table:style-name="ce10" office:value-type="string" calcext:value-type="string">
            <text:p>Luciano Usuelli, Vares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3];&quot;###000&quot;)&amp;&quot;/#page/n&quot;&amp;TEXT([.B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3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5) gli ultimi 6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4];&quot;###000&quot;)&amp;&quot;/#page/n&quot;&amp;TEXT([.B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MC Best; DISK80.D64 Collezione Renato Giussani (differenze?)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ccordi per chitarra</text:p>
          </table:table-cell>
          <table:table-cell table:style-name="ce10" office:value-type="string" calcext:value-type="string">
            <text:p>Massimo Rodolfi, Bergam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85];&quot;###000&quot;)&amp;&quot;/#page/n&quot;&amp;TEXT([.B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owling</text:p>
          </table:table-cell>
          <table:table-cell table:style-name="ce10" office:value-type="string" calcext:value-type="string">
            <text:p>Giorgio Matelerkamp, Vares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86];&quot;###000&quot;)&amp;&quot;/#page/n&quot;&amp;TEXT([.B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style-name="ce15" office:value-type="string" calcext:value-type="string">
            <text:p>Plagio del programma pubblicato su Papersoft Anno I - Numero 5, 13 Luglio 1984.</text:p>
          </table:table-cell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ramide di Iunnuh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87];&quot;###000&quot;)&amp;&quot;/#page/n&quot;&amp;TEXT([.B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style-name="ce27"/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sta programmi</text:p>
          </table:table-cell>
          <table:table-cell table:style-name="ce10" office:value-type="string" calcext:value-type="string">
            <text:p>Dino Ticli, Lec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88];&quot;###000&quot;)&amp;&quot;/#page/n&quot;&amp;TEXT([.B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C64: 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a grafica</text:p>
          </table:table-cell>
          <table:table-cell table:style-name="ce10" office:value-type="string" calcext:value-type="string">
            <text:p>Alberto Ghizzoni, Segrate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9];&quot;###000&quot;)&amp;&quot;/#page/n&quot;&amp;TEXT([.B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oliamo</text:p>
          </table:table-cell>
          <table:table-cell table:style-name="ce10" office:value-type="string" calcext:value-type="string">
            <text:p>Davide Pitto, Gen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0];&quot;###000&quot;)&amp;&quot;/#page/n&quot;&amp;TEXT([.B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5" office:value-type="string" calcext:value-type="string">
            <text:p>MC Best</text:p>
            <text:p>DISK59.D64 Collezione Renato Giussani</text:p>
          </table:table-cell>
          <table:table-cell office:value-type="string" calcext:value-type="string">
            <text:p>http://ready64.it/giochi/list.php?collana=MC-Microcomputer</text:p>
          </table:table-cell>
          <table:table-cell table:number-columns-repeated="51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LE BASI DEL DATA BASE</text:p>
          </table:table-cell>
          <table:table-cell office:value-type="string" calcext:value-type="string">
            <text:p>DBMS: costruiamo un data base</text:p>
          </table:table-cell>
          <table:table-cell table:style-name="ce10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1];&quot;###000&quot;)&amp;&quot;/#page/n&quot;&amp;TEXT([.B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56.D64 Collezione Renato Giussani</text:p>
          </table:table-cell>
          <table:table-cell table:number-columns-repeated="52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string" calcext:value-type="string">
            <text:p> 1985/04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1)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2];&quot;###000&quot;)&amp;&quot;/#page/n&quot;&amp;TEXT([.B9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eep per Commodore 64</text:p>
          </table:table-cell>
          <table:table-cell table:style-name="ce10" office:value-type="string" calcext:value-type="string">
            <text:p>Luigi Ciarlantini, Raven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3];&quot;###000&quot;)&amp;&quot;/#page/n&quot;&amp;TEXT([.B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a continua directory</text:p>
          </table:table-cell>
          <table:table-cell table:style-name="ce10" office:value-type="string" calcext:value-type="string">
            <text:p>Vittorio Frangilli, Gallarat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4];&quot;###000&quot;)&amp;&quot;/#page/n&quot;&amp;TEXT([.B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ntireset per Commodore 64</text:p>
          </table:table-cell>
          <table:table-cell table:style-name="ce10" office:value-type="string" calcext:value-type="string">
            <text:p>Massimiliano Aldier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5];&quot;###000&quot;)&amp;&quot;/#page/n&quot;&amp;TEXT([.B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arabeo</text:p>
          </table:table-cell>
          <table:table-cell table:style-name="ce10" office:value-type="string" calcext:value-type="string">
            <text:p>Stefano Liberat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6];&quot;###000&quot;)&amp;&quot;/#page/n&quot;&amp;TEXT([.B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to ridotto</text:p>
          </table:table-cell>
          <table:table-cell table:style-name="ce10" office:value-type="string" calcext:value-type="string">
            <text:p>Marco Mastri, S. Marcello (AN)</text:p>
          </table:table-cell>
          <table:table-cell table:style-name="ce10"/>
          <table:table-cell table:style-name="ce21" table:formula="of:=HYPERLINK(&quot;https://archive.org/stream/MC_microcomputer-&quot;&amp;TEXT([.A97];&quot;###000&quot;)&amp;&quot;/#page/n&quot;&amp;TEXT([.B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l castello</text:p>
          </table:table-cell>
          <table:table-cell table:style-name="ce10" office:value-type="string" calcext:value-type="string">
            <text:p>Marco Pietrucci, S. Maria a Colle (LU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98];&quot;###000&quot;)&amp;&quot;/#page/n&quot;&amp;TEXT([.B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string" calcext:value-type="string">
            <text:p> 1985/05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2)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9];&quot;###000&quot;)&amp;&quot;/#page/n&quot;&amp;TEXT([.B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erivate</text:p>
          </table:table-cell>
          <table:table-cell table:style-name="ce10" office:value-type="string" calcext:value-type="string">
            <text:p>Marco Genovesi, Pietrasanta (LU)</text:p>
          </table:table-cell>
          <table:table-cell table:style-name="ce10"/>
          <table:table-cell table:style-name="ce21" table:formula="of:=HYPERLINK(&quot;https://archive.org/stream/MC_microcomputer-&quot;&amp;TEXT([.A100];&quot;###000&quot;)&amp;&quot;/#page/n&quot;&amp;TEXT([.B1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fe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s://archive.org/stream/MC_microcomputer-&quot;&amp;TEXT([.A101];&quot;###000&quot;)&amp;&quot;/#page/n&quot;&amp;TEXT([.B1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magazzino</text:p>
          </table:table-cell>
          <table:table-cell table:style-name="ce10" office:value-type="string" calcext:value-type="string">
            <text:p>Vincenzo Garofo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2];&quot;###000&quot;)&amp;&quot;/#page/n&quot;&amp;TEXT([.B1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calcolato</text:p>
          </table:table-cell>
          <table:table-cell table:style-name="ce10" office:value-type="string" calcext:value-type="string">
            <text:p>Milko Lupinacc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3];&quot;###000&quot;)&amp;&quot;/#page/n&quot;&amp;TEXT([.B1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e video</text:p>
          </table:table-cell>
          <table:table-cell table:style-name="ce10" office:value-type="string" calcext:value-type="string">
            <text:p>Riccardo Princ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4];&quot;###000&quot;)&amp;&quot;/#page/n&quot;&amp;TEXT([.B1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</text:p>
          </table:table-cell>
          <table:table-cell table:style-name="ce10" office:value-type="string" calcext:value-type="string">
            <text:p>Antonio Panico, Lec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5];&quot;###000&quot;)&amp;&quot;/#page/n&quot;&amp;TEXT([.B1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 print</text:p>
          </table:table-cell>
          <table:table-cell table:style-name="ce10" office:value-type="string" calcext:value-type="string">
            <text:p>Vicenzo Garofa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6];&quot;###000&quot;)&amp;&quot;/#page/n&quot;&amp;TEXT([.B1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lit ram</text:p>
          </table:table-cell>
          <table:table-cell table:style-name="ce10" office:value-type="string" calcext:value-type="string">
            <text:p>Andrea Sandr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7];&quot;###000&quot;)&amp;&quot;/#page/n&quot;&amp;TEXT([.B1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ditor per la preparazione di caratteri ridefinit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s://archive.org/stream/MC_microcomputer-&quot;&amp;TEXT([.A108];&quot;###000&quot;)&amp;&quot;/#page/n&quot;&amp;TEXT([.B1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personalizzata degli errori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09];&quot;###000&quot;)&amp;&quot;/#page/n&quot;&amp;TEXT([.B1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i in 3D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10];&quot;###000&quot;)&amp;&quot;/#page/n&quot;&amp;TEXT([.B1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oluzione solid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s://archive.org/stream/MC_microcomputer-&quot;&amp;TEXT([.A111];&quot;###000&quot;)&amp;&quot;/#page/n&quot;&amp;TEXT([.B1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uperlist per CBM 64</text:p>
          </table:table-cell>
          <table:table-cell table:style-name="ce10" office:value-type="string" calcext:value-type="string">
            <text:p>Michele De Angelis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2];&quot;###000&quot;)&amp;&quot;/#page/n&quot;&amp;TEXT([.B1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5" calcext:value-type="float">
            <text:p>115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ol grafico per VIC-20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13];&quot;###000&quot;)&amp;&quot;/#page/n&quot;&amp;TEXT([.B1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1" calcext:value-type="float">
            <text:p>16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 programma checksum per i lettori</text:p>
          </table:table-cell>
          <table:table-cell table:style-name="ce10" office:value-type="string" calcext:value-type="string">
            <text:p>Giancarlo Pezzè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4];&quot;###000&quot;)&amp;&quot;/#page/n&quot;&amp;TEXT([.B1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Digitato da Andrea Musuruane</text:p>
            <text:p>DISK8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tility disk</text:p>
          </table:table-cell>
          <table:table-cell table:style-name="ce10" office:value-type="string" calcext:value-type="string">
            <text:p>Renato Trombin, Piovene Rocchette (V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5];&quot;###000&quot;)&amp;&quot;/#page/n&quot;&amp;TEXT([.B11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ubrica 64</text:p>
          </table:table-cell>
          <table:table-cell table:style-name="ce10" office:value-type="string" calcext:value-type="string">
            <text:p>Marco Liver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6];&quot;###000&quot;)&amp;&quot;/#page/n&quot;&amp;TEXT([.B11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hosts</text:p>
          </table:table-cell>
          <table:table-cell table:style-name="ce10" office:value-type="string" calcext:value-type="string">
            <text:p>Isidoro Quaranta, Pagani (SA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7];&quot;###000&quot;)&amp;&quot;/#page/n&quot;&amp;TEXT([.B1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liminare la riga 23 per vedere la posizione dei fantasmi.</text:p>
          </table:table-cell>
          <table:table-cell table:number-columns-repeated="5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oker</text:p>
          </table:table-cell>
          <table:table-cell table:style-name="ce10" office:value-type="string" calcext:value-type="string">
            <text:p>Bruno e Riccardo Marcantonio, Reggio Calab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8];&quot;###000&quot;)&amp;&quot;/#page/n&quot;&amp;TEXT([.B1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1" calcext:value-type="float">
            <text:p>17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Help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9];&quot;###000&quot;)&amp;&quot;/#page/n&quot;&amp;TEXT([.B1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ompositore</text:p>
          </table:table-cell>
          <table:table-cell table:style-name="ce10" office:value-type="string" calcext:value-type="string">
            <text:p>Fabrizio Pascolini, Ostia Lido (RM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20];&quot;###000&quot;)&amp;&quot;/#page/n&quot;&amp;TEXT([.B1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letto</text:p>
          </table:table-cell>
          <table:table-cell table:style-name="ce10" office:value-type="string" calcext:value-type="string">
            <text:p>Fabio Benedetti, Mass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21];&quot;###000&quot;)&amp;&quot;/#page/n&quot;&amp;TEXT([.B12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fe l.m.</text:p>
          </table:table-cell>
          <table:table-cell table:style-name="ce10" office:value-type="string" calcext:value-type="string">
            <text:p>Piergiorgio Bertol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2];&quot;###000&quot;)&amp;&quot;/#page/n&quot;&amp;TEXT([.B122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Lorella De Luca, L'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3];&quot;###000&quot;)&amp;&quot;/#page/n&quot;&amp;TEXT([.B123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ld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4];&quot;###000&quot;)&amp;&quot;/#page/n&quot;&amp;TEXT([.B124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9.D64 Collezione Renato Giussani</text:p>
          </table:table-cell>
          <table:table-cell table:number-columns-repeated="52"/>
        </table:table-row>
        <table:table-row table:style-name="ro4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BIB 64: Gestione bibliografica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5];&quot;###000&quot;)&amp;&quot;/#page/n&quot;&amp;TEXT([.B12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sb155317.d64 Collezione Sea7</text:p>
            <text:p>DISK98.D64 Collezione Renato Giussani</text:p>
            <text:p>DISK252.D64 Collezione Renato Giussani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.J.T. Basic</text:p>
          </table:table-cell>
          <table:table-cell table:style-name="ce10" office:value-type="string" calcext:value-type="string">
            <text:p>Pietro Braghier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6];&quot;###000&quot;)&amp;&quot;/#page/n&quot;&amp;TEXT([.B12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6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dventure Detective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27];&quot;###000&quot;)&amp;&quot;/#page/n&quot;&amp;TEXT([.B12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49" calcext:value-type="float">
            <text:p>149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stema per l'Enalotto</text:p>
          </table:table-cell>
          <table:table-cell table:style-name="ce10" office:value-type="string" calcext:value-type="string">
            <text:p>Stefan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8];&quot;###000&quot;)&amp;&quot;/#page/n&quot;&amp;TEXT([.B128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cupero file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9];&quot;###000&quot;)&amp;&quot;/#page/n&quot;&amp;TEXT([.B129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Non identico a quello pubblicato</text:p>
          </table:table-cell>
          <table:table-cell table:number-columns-repeated="51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Reflex</text:p>
          </table:table-cell>
          <table:table-cell table:style-name="ce10" office:value-type="string" calcext:value-type="string">
            <text:p>Emanuele Cipollini, Riet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0];&quot;###000&quot;)&amp;&quot;/#page/n&quot;&amp;TEXT([.B13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7" calcext:value-type="float">
            <text:p>157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phic Sheet</text:p>
          </table:table-cell>
          <table:table-cell table:style-name="ce10" office:value-type="string" calcext:value-type="string">
            <text:p>Gabriele Torresan, Trevis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31];&quot;###000&quot;)&amp;&quot;/#page/n&quot;&amp;TEXT([.B1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60" calcext:value-type="float">
            <text:p>160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ascade</text:p>
          </table:table-cell>
          <table:table-cell table:style-name="ce10" office:value-type="string" calcext:value-type="string">
            <text:p>Massimiliano Tretene, Rom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2];&quot;###000&quot;)&amp;&quot;/#page/n&quot;&amp;TEXT([.B1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<text:span text:style-name="T1"><text:a xlink:href="mailto:massimiliano.tretene@gmail.com" xlink:type="simple">massimiliano.tretene@gmail.com</text:a></text:span>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0" calcext:value-type="float">
            <text:p>120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ulatore di reti logiche</text:p>
          </table:table-cell>
          <table:table-cell table:style-name="ce10" office:value-type="string" calcext:value-type="string">
            <text:p>Alessandro Bedarida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3];&quot;###000&quot;)&amp;&quot;/#page/n&quot;&amp;TEXT([.B1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8.D64 Collezione Renato Giussani</text:p>
          </table:table-cell>
          <table:table-cell office:value-type="string" calcext:value-type="string">
            <text:p>Nota su MC50 pag. 140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Nim e Memoro</text:p>
          </table:table-cell>
          <table:table-cell table:style-name="ce10" office:value-type="string" calcext:value-type="string">
            <text:p>Roberto Bonato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4];&quot;###000&quot;)&amp;&quot;/#page/n&quot;&amp;TEXT([.B1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nterceptor</text:p>
          </table:table-cell>
          <table:table-cell table:style-name="ce10" office:value-type="string" calcext:value-type="string">
            <text:p>M. de Robertis, Corato (BA)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5];&quot;###000&quot;)&amp;&quot;/#page/n&quot;&amp;TEXT([.B1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escola</text:p>
          </table:table-cell>
          <table:table-cell table:style-name="ce10" office:value-type="string" calcext:value-type="string">
            <text:p>Michele Giordano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6];&quot;###000&quot;)&amp;&quot;/#page/n&quot;&amp;TEXT([.B13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programma su MC best è differente?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eed BASIC</text:p>
          </table:table-cell>
          <table:table-cell table:style-name="ce10" office:value-type="string" calcext:value-type="string">
            <text:p>Fabrizio Ravazzano, Viareggio (LU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7];&quot;###000&quot;)&amp;&quot;/#page/n&quot;&amp;TEXT([.B13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+ data dump da MC best da Andrea Musuruane</text:p>
          </table:table-cell>
          <table:table-cell office:value-type="string" calcext:value-type="string">
            <text:p>Su MC best solo compilato, niente caricatore.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9" calcext:value-type="float">
            <text:p>129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M in reverse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8];&quot;###000&quot;)&amp;&quot;/#page/n&quot;&amp;TEXT([.B138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30" calcext:value-type="float">
            <text:p>130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iniarchivio su disco</text:p>
          </table:table-cell>
          <table:table-cell table:style-name="ce10" office:value-type="string" calcext:value-type="string">
            <text:p>Roberto Bettolini, Montepulcian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39];&quot;###000&quot;)&amp;&quot;/#page/n&quot;&amp;TEXT([.B13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50 pag. 148</text:p>
          </table:table-cell>
          <table:table-cell table:number-columns-repeated="51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rog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0];&quot;###000&quot;)&amp;&quot;/#page/n&quot;&amp;TEXT([.B14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  <text:p>DISK254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Marinai, Pis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41];&quot;###000&quot;)&amp;&quot;/#page/n&quot;&amp;TEXT([.B1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 DA ZERO + 64</text:p>
          </table:table-cell>
          <table:table-cell office:value-type="string" calcext:value-type="string">
            <text:p>Flashtape per C64 – seconda parte</text:p>
          </table:table-cell>
          <table:table-cell table:style-name="ce10" office:value-type="string" calcext:value-type="string">
            <text:p>Alessandro Guida e Gianni Itt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2];&quot;###000&quot;)&amp;&quot;/#page/n&quot;&amp;TEXT([.B14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-128 Boot Editor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3];&quot;###000&quot;)&amp;&quot;/#page/n&quot;&amp;TEXT([.B14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'integrato 8563: 80 colonnne e 640x200</text:p>
          </table:table-cell>
          <table:table-cell table:style-name="ce10" office:value-type="string" calcext:value-type="string">
            <text:p>Stefano Lonardi e Valentino Tagliabue, Vero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4];&quot;###000&quot;)&amp;&quot;/#page/n&quot;&amp;TEXT([.B14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4" calcext:value-type="float">
            <text:p>14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5];&quot;###000&quot;)&amp;&quot;/#page/n&quot;&amp;TEXT([.B145];&quot;###000&quot;);&quot;archive.org&quot;)" office:value-type="string" office:string-value="archive.org" calcext:value-type="string">
            <text:p>archive.org</text:p>
          </table:table-cell>
          <table:table-cell table:number-columns-repeated="4"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Su MC best solo compilato, niente sorgente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set rescue 820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6];&quot;###000&quot;)&amp;&quot;/#page/n&quot;&amp;TEXT([.B146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carattere che sembra un fiore alla riga 110 è {yel}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oters</text:p>
          </table:table-cell>
          <table:table-cell table:style-name="ce10" office:value-type="string" calcext:value-type="string">
            <text:p>Carlo M. Nardone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7];&quot;###000&quot;)&amp;&quot;/#page/n&quot;&amp;TEXT([.B14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light, simulatore di volo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48];&quot;###000&quot;)&amp;&quot;/#page/n&quot;&amp;TEXT([.B14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Programma non funzionante fornito da orion70/saver71:<text:a xlink:href="http://sleepingelephant.com/ipw-web/bulletin/bb/viewtopic.php?f=13&amp;t=7923&amp;p=86087#p86087" xlink:type="simple">http://sleepingelephant.com/ipw-web/bulletin/bb/viewtopic.php?f=13&amp;t=7923&amp;p=86087#p86087</text:a></text:p>
            <text:p>Programma funzionante (con qualche errore di digitazione) fornito da Astrocity: <text:a xlink:href="http://sleepingelephant.com/ipw-web/bulletin/bb/search.php?st=0&amp;sk=t&amp;sd=d&amp;sr=posts&amp;author_id=14086&amp;start=15" xlink:type="simple">http://sleepingelephant.com/ipw-web/bulletin/bb/search.php?st=0&amp;sk=t&amp;sd=d&amp;sr=posts&amp;author_id=14086&amp;start=15</text:a>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Qualche trucco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9];&quot;###000&quot;)&amp;&quot;/#page/n&quot;&amp;TEXT([.B14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&amp; Gosub calcolati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0];&quot;###000&quot;)&amp;&quot;/#page/n&quot;&amp;TEXT([.B15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scia scorrevole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1];&quot;###000&quot;)&amp;&quot;/#page/n&quot;&amp;TEXT([.B151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eratore di scritte mobili</text:p>
          </table:table-cell>
          <table:table-cell table:style-name="ce10" office:value-type="string" calcext:value-type="string">
            <text:p>Paolo Agostini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2];&quot;###000&quot;)&amp;&quot;/#page/n&quot;&amp;TEXT([.B152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istemi lineari</text:p>
          </table:table-cell>
          <table:table-cell table:style-name="ce10" office:value-type="string" calcext:value-type="string">
            <text:p>Federico Scoc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53];&quot;###000&quot;)&amp;&quot;/#page/n&quot;&amp;TEXT([.B1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MCALC</text:p>
          </table:table-cell>
          <table:table-cell table:style-name="ce10" office:value-type="string" calcext:value-type="string">
            <text:p>Marco Mariotti, Lucc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54];&quot;###000&quot;)&amp;&quot;/#page/n&quot;&amp;TEXT([.B15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oss Reference</text:p>
          </table:table-cell>
          <table:table-cell table:style-name="ce10" office:value-type="string" calcext:value-type="string">
            <text:p>Lorenzo Fontani, Si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5];&quot;###000&quot;)&amp;&quot;/#page/n&quot;&amp;TEXT([.B15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razy Serpent</text:p>
          </table:table-cell>
          <table:table-cell table:style-name="ce10" office:value-type="string" calcext:value-type="string">
            <text:p>Siro Bertin, Sesto San Giovanni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56];&quot;###000&quot;)&amp;&quot;/#page/n&quot;&amp;TEXT([.B15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ont 80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57];&quot;###000&quot;)&amp;&quot;/#page/n&quot;&amp;TEXT([.B15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ib</text:p>
          </table:table-cell>
          <table:table-cell table:style-name="ce10" office:value-type="string" calcext:value-type="string">
            <text:p>Roberto Boccato, San Donà di Piave (VE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8];&quot;###000&quot;)&amp;&quot;/#page/n&quot;&amp;TEXT([.B158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ore</text:p>
          </table:table-cell>
          <table:table-cell table:style-name="ce10" office:value-type="string" calcext:value-type="string">
            <text:p>Vincenzo Schena, Fasano (B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9];&quot;###000&quot;)&amp;&quot;/#page/n&quot;&amp;TEXT([.B15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3" calcext:value-type="float">
            <text:p>153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efinizione di due tasti funzione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0];&quot;###000&quot;)&amp;&quot;/#page/n&quot;&amp;TEXT([.B16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arà</text:p>
          </table:table-cell>
          <table:table-cell table:style-name="ce10" office:value-type="string" calcext:value-type="string">
            <text:p>Renato Ferrario, Milan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61];&quot;###000&quot;)&amp;&quot;/#page/n&quot;&amp;TEXT([.B16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Hardcopy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2];&quot;###000&quot;)&amp;&quot;/#page/n&quot;&amp;TEXT([.B1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SORT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3];&quot;###000&quot;)&amp;&quot;/#page/n&quot;&amp;TEXT([.B1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INTELLIGIOCHI</text:p>
          </table:table-cell>
          <table:table-cell office:value-type="string" calcext:value-type="string">
            <text:p>Anno Domini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4];&quot;###000&quot;)&amp;&quot;/#page/n&quot;&amp;TEXT([.B16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TEORIA E CULTURA INFORMATICA</text:p>
          </table:table-cell>
          <table:table-cell office:value-type="string" calcext:value-type="string">
            <text:p>Aritmetica a precisione multipla: calcolo di E e PI greco</text:p>
          </table:table-cell>
          <table:table-cell table:style-name="ce10" office:value-type="string" calcext:value-type="string">
            <text:p>Cristiano Teodo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5];&quot;###000&quot;)&amp;&quot;/#page/n&quot;&amp;TEXT([.B16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75" calcext:value-type="float">
            <text:p>175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ega Bank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6];&quot;###000&quot;)&amp;&quot;/#page/n&quot;&amp;TEXT([.B1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0" calcext:value-type="float">
            <text:p>180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128: il microprocessore Z80</text:p>
          </table:table-cell>
          <table:table-cell table:style-name="ce10"/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7];&quot;###000&quot;)&amp;&quot;/#page/n&quot;&amp;TEXT([.B16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3" office:value-type="float" office:value="182" calcext:value-type="float">
            <text:p>182</text:p>
          </table:table-cell>
          <table:table-cell table:style-name="ce11" office:value-type="string" calcext:value-type="string">
            <text:p> 1986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lfadisk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8];&quot;###000&quot;)&amp;&quot;/#page/n&quot;&amp;TEXT([.B168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 (c’erano alcuni errori di copiatura)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3" calcext:value-type="float">
            <text:p>183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atturazione C64</text:p>
          </table:table-cell>
          <table:table-cell table:style-name="ce10" office:value-type="string" calcext:value-type="string">
            <text:p>Raffaella Rolandini, Stazzano (A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9];&quot;###000&quot;)&amp;&quot;/#page/n&quot;&amp;TEXT([.B16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agle 3</text:p>
          </table:table-cell>
          <table:table-cell table:style-name="ce10" office:value-type="string" calcext:value-type="string">
            <text:p>Gianluca Prato, Pis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70];&quot;###000&quot;)&amp;&quot;/#page/n&quot;&amp;TEXT([.B17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3" office:value-type="float" office:value="178" calcext:value-type="float">
            <text:p>178</text:p>
          </table:table-cell>
          <table:table-cell table:style-name="ce11" office:value-type="string" calcext:value-type="string">
            <text:p> 1986/11</text:p>
          </table:table-cell>
          <table:table-cell table:style-name="ce11" office:value-type="string" calcext:value-type="string">
            <text:p>VIC DA ZERO + 64</text:p>
          </table:table-cell>
          <table:table-cell office:value-type="string" calcext:value-type="string">
            <text:p>The disk editor</text:p>
          </table:table-cell>
          <table:table-cell table:style-name="ce20" office:value-type="string" calcext:value-type="string">
            <text:p>Luigi Tavolato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171];&quot;###000&quot;)&amp;&quot;/#page/n&quot;&amp;TEXT([.B17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heetIt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2];&quot;###000&quot;)&amp;&quot;/#page/n&quot;&amp;TEXT([.B1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5" calcext:value-type="float">
            <text:p>205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oz's adventure</text:p>
          </table:table-cell>
          <table:table-cell table:style-name="ce10" office:value-type="string" calcext:value-type="string">
            <text:p>Gianluca Prato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3];&quot;###000&quot;)&amp;&quot;/#page/n&quot;&amp;TEXT([.B17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6" calcext:value-type="float">
            <text:p>206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nk-64 1.2</text:p>
          </table:table-cell>
          <table:table-cell table:style-name="ce10" office:value-type="string" calcext:value-type="string">
            <text:p>Renato Giussa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4];&quot;###000&quot;)&amp;&quot;/#page/n&quot;&amp;TEXT([.B174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8A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6" calcext:value-type="float">
            <text:p>186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ar Quest</text:p>
          </table:table-cell>
          <table:table-cell table:style-name="ce10" office:value-type="string" calcext:value-type="string">
            <text:p>Marco Bodon, Battaglia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5];&quot;###000&quot;)&amp;&quot;/#page/n&quot;&amp;TEXT([.B1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33.D64 Collezione Renato Giussani (mancano 2 file, presente solo file BASIC: con un errore alla linea 9020)</text:p>
          </table:table-cell>
          <table:table-cell office:value-type="string" calcext:value-type="string">
            <text:p>Linea 9020: cambiare pigreco in 5. L’istruzione graf non funziona.</text:p>
          </table:table-cell>
          <table:table-cell table:number-columns-repeated="51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lides</text:p>
          </table:table-cell>
          <table:table-cell table:style-name="ce10" office:value-type="string" calcext:value-type="string">
            <text:p>Piergiorgio Zambri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6];&quot;###000&quot;)&amp;&quot;/#page/n&quot;&amp;TEXT([.B17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char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7];&quot;###000&quot;)&amp;&quot;/#page/n&quot;&amp;TEXT([.B17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8" calcext:value-type="float">
            <text:p>158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Grafici 3D</text:p>
          </table:table-cell>
          <table:table-cell table:style-name="ce10" office:value-type="string" calcext:value-type="string">
            <text:p>Luciano Uzzo, Collegno (TO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8];&quot;###000&quot;)&amp;&quot;/#page/n&quot;&amp;TEXT([.B1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Versione per Simons’ Basic su lato B workdisk realizzata da Andrea Musuruane (file corrotto)</text:p>
          </table:table-cell>
          <table:table-cell table:number-columns-repeated="5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9" calcext:value-type="float">
            <text:p>159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mon 128</text:p>
          </table:table-cell>
          <table:table-cell table:style-name="ce10" office:value-type="string" calcext:value-type="string">
            <text:p>Marco Lusini, Arezz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9];&quot;###000&quot;)&amp;&quot;/#page/n&quot;&amp;TEXT([.B1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sic 64</text:p>
          </table:table-cell>
          <table:table-cell table:style-name="ce10" office:value-type="string" calcext:value-type="string">
            <text:p>Paolo Verrocchio, Pesc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0];&quot;###000&quot;)&amp;&quot;/#page/n&quot;&amp;TEXT([.B18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ng Search</text:p>
          </table:table-cell>
          <table:table-cell table:style-name="ce10" office:value-type="string" calcext:value-type="string">
            <text:p>Bert Bunse, Quartu Sant’El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1];&quot;###000&quot;)&amp;&quot;/#page/n&quot;&amp;TEXT([.B18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50" calcext:value-type="float">
            <text:p>150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128 DA ZERO</text:p>
          </table:table-cell>
          <table:table-cell office:value-type="string" calcext:value-type="string">
            <text:p>Grafica 640*200 (1)</text:p>
          </table:table-cell>
          <table:table-cell table:style-name="ce10" office:value-type="string" calcext:value-type="string">
            <text:p>Andrea de Prisco 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2];&quot;###000&quot;)&amp;&quot;/#page/n&quot;&amp;TEXT([.B18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68" calcext:value-type="float">
            <text:p>168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amily Budget</text:p>
          </table:table-cell>
          <table:table-cell table:style-name="ce10" office:value-type="string" calcext:value-type="string">
            <text:p>Claudio Canale, Lugo di Vicenza (V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3];&quot;###000&quot;)&amp;&quot;/#page/n&quot;&amp;TEXT([.B1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74" calcext:value-type="float">
            <text:p>174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indows Operating System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4];&quot;###000&quot;)&amp;&quot;/#page/n&quot;&amp;TEXT([.B1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179" calcext:value-type="float">
            <text:p>179</text:p>
          </table:table-cell>
          <table:table-cell table:style-name="ce11" office:value-type="string" calcext:value-type="string">
            <text:p> 1987/02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utostart Generator</text:p>
          </table:table-cell>
          <table:table-cell table:style-name="ce11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5];&quot;###000&quot;)&amp;&quot;/#page/n&quot;&amp;TEXT([.B18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3" office:value-type="float" office:value="168" calcext:value-type="float">
            <text:p>168</text:p>
          </table:table-cell>
          <table:table-cell table:style-name="ce10" office:value-type="string" calcext:value-type="string">
            <text:p> 1987/03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Grafica 640*200 (2): DRAWTO &amp; Hardcopy</text:p>
          </table:table-cell>
          <table:table-cell table:style-name="ce11" office:value-type="string" calcext:value-type="string">
            <text:p>Andrea de Prisco 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6];&quot;###000&quot;)&amp;&quot;/#page/n&quot;&amp;TEXT([.B186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table:number-columns-repeated="51"/>
          <table:table-cell table:style-name="Default"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 casa stregata</text:p>
          </table:table-cell>
          <table:table-cell table:style-name="ce10" office:value-type="string" calcext:value-type="string">
            <text:p>Moreno Andreini, Capalbio Scal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7];&quot;###000&quot;)&amp;&quot;/#page/n&quot;&amp;TEXT([.B18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rog 2000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8];&quot;###000&quot;)&amp;&quot;/#page/n&quot;&amp;TEXT([.B18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itolatore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9];&quot;###000&quot;)&amp;&quot;/#page/n&quot;&amp;TEXT([.B18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oconvert v1.2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0];&quot;###000&quot;)&amp;&quot;/#page/n&quot;&amp;TEXT([.B1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 (prog principale)</text:p>
            <text:p>disk021b.d64 Digitato da Andrea Musuruane (LM)</text:p>
          </table:table-cell>
          <table:table-cell office:value-type="string" calcext:value-type="string">
            <text:p>Errata corrige MC62 pag. 196</text:p>
          </table:table-cell>
          <table:table-cell table:number-columns-repeated="51"/>
        </table:table-row>
        <table:table-row table:style-name="ro6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7/04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8563:Ultimo atto</text:p>
          </table:table-cell>
          <table:table-cell table:style-name="ce10" office:value-type="string" calcext:value-type="string">
            <text:p>Luigi Magni, Peru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1];&quot;###000&quot;)&amp;&quot;/#page/n&quot;&amp;TEXT([.B1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/>
          <table:table-cell table:number-columns-repeated="5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asyPaint 128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2];&quot;###000&quot;)&amp;&quot;/#page/n&quot;&amp;TEXT([.B1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he C128 Card Filer</text:p>
          </table:table-cell>
          <table:table-cell table:style-name="ce10" office:value-type="string" calcext:value-type="string">
            <text:p>Andrea Bagnasco, Albissola Sup. (SV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3];&quot;###000&quot;)&amp;&quot;/#page/n&quot;&amp;TEXT([.B19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" calcext:value-type="float">
            <text:p>196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COPY 802</text:p>
          </table:table-cell>
          <table:table-cell table:style-name="ce10" office:value-type="string" calcext:value-type="string">
            <text:p>Giorgio Morett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4];&quot;###000&quot;)&amp;&quot;/#page/n&quot;&amp;TEXT([.B19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9" calcext:value-type="float">
            <text:p>199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.R.C. e Boot 1.2</text:p>
          </table:table-cell>
          <table:table-cell table:style-name="ce10" office:value-type="string" calcext:value-type="string">
            <text:p>Vittorio Accomazzi, Nov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5];&quot;###000&quot;)&amp;&quot;/#page/n&quot;&amp;TEXT([.B19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Mancala parte in LM in boot2</text:p>
          </table:table-cell>
          <table:table-cell table:number-columns-repeated="51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16" calcext:value-type="float">
            <text:p>216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rutt - 80/33</text:p>
          </table:table-cell>
          <table:table-cell table:style-name="ce10" office:value-type="string" calcext:value-type="string">
            <text:p>Fabrizio Brunetti, Ferrar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6];&quot;###000&quot;)&amp;&quot;/#page/n&quot;&amp;TEXT([.B19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ange Basic</text:p>
          </table:table-cell>
          <table:table-cell table:style-name="ce10" office:value-type="string" calcext:value-type="string">
            <text:p>Fabrizio Fantoccoli, Arona (NO)</text:p>
            <text:p>Gianluca Finistauri, Sesto Calend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7];&quot;###000&quot;)&amp;&quot;/#page/n&quot;&amp;TEXT([.B19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Castello di Dracula</text:p>
          </table:table-cell>
          <table:table-cell table:style-name="ce10" office:value-type="string" calcext:value-type="string">
            <text:p>Carlo Arlott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8];&quot;###000&quot;)&amp;&quot;/#page/n&quot;&amp;TEXT([.B19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Pesc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199];&quot;###000&quot;)&amp;&quot;/#page/n&quot;&amp;TEXT([.B19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4" calcext:value-type="float">
            <text:p>214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0];&quot;###000&quot;)&amp;&quot;/#page/n&quot;&amp;TEXT([.B20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7" calcext:value-type="float">
            <text:p>217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ti-Modifier 128</text:p>
          </table:table-cell>
          <table:table-cell table:style-name="ce10" office:value-type="string" calcext:value-type="string">
            <text:p>G. Anelli e F. Capua, Lati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1];&quot;###000&quot;)&amp;&quot;/#page/n&quot;&amp;TEXT([.B20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5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le Rescue</text:p>
          </table:table-cell>
          <table:table-cell table:style-name="ce10" office:value-type="string" calcext:value-type="string">
            <text:p>Bert Bunse, Quartu Sant’Elena (C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2];&quot;###000&quot;)&amp;&quot;/#page/n&quot;&amp;TEXT([.B2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72" calcext:value-type="float">
            <text:p>172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Digital Voice</text:p>
          </table:table-cell>
          <table:table-cell table:style-name="ce10" office:value-type="string" calcext:value-type="string">
            <text:p>Marco Pes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203];&quot;###000&quot;)&amp;&quot;/#page/n&quot;&amp;TEXT([.B2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aint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4];&quot;###000&quot;)&amp;&quot;/#page/n&quot;&amp;TEXT([.B2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float" office:value="188" calcext:value-type="float">
            <text:p>188</text:p>
          </table:table-cell>
          <table:table-cell table:style-name="ce11" office:value-type="string" calcext:value-type="string">
            <text:p> 1987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NL-PrintGraf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5];&quot;###000&quot;)&amp;&quot;/#page/n&quot;&amp;TEXT([.B20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/>
          <table:table-cell table:number-columns-repeated="51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ita 3D</text:p>
          </table:table-cell>
          <table:table-cell table:style-name="ce10" office:value-type="string" calcext:value-type="string">
            <text:p>Flavio Rizzardi, Sarmeola di Rubano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6];&quot;###000&quot;)&amp;&quot;/#page/n&quot;&amp;TEXT([.B2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2"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3" office:value-type="float" office:value="232" calcext:value-type="float">
            <text:p>232</text:p>
          </table:table-cell>
          <table:table-cell table:style-name="ce11" office:value-type="string" calcext:value-type="string">
            <text:p> 1987/09</text:p>
          </table:table-cell>
          <table:table-cell table:style-name="ce11" office:value-type="string" calcext:value-type="string">
            <text:p>SUPER SOFTWARE</text:p>
          </table:table-cell>
          <table:table-cell office:value-type="string" calcext:value-type="string">
            <text:p>C-64 - Math Pack Plus</text:p>
          </table:table-cell>
          <table:table-cell table:style-name="ce11" office:value-type="string" calcext:value-type="string">
            <text:p>Leonardo Alario, Roma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207];&quot;###000&quot;)&amp;&quot;/#page/n&quot;&amp;TEXT([.B207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11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8];&quot;###000&quot;)&amp;&quot;/#page/n&quot;&amp;TEXT([.B20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inicorso di linguistica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9];&quot;###000&quot;)&amp;&quot;/#page/n&quot;&amp;TEXT([.B2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ngua.arc</text:p>
          </table:table-cell>
          <table:table-cell table:number-columns-repeated="51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lus</text:p>
          </table:table-cell>
          <table:table-cell table:style-name="ce10" office:value-type="string" calcext:value-type="string">
            <text:p>Fabrizio Fantoccoli, Aron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0];&quot;###000&quot;)&amp;&quot;/#page/n&quot;&amp;TEXT([.B2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archi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1];&quot;###000&quot;)&amp;&quot;/#page/n&quot;&amp;TEXT([.B2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7" office:value-type="string" calcext:value-type="string">
            <text:p>calendario.arc MISSING?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9" calcext:value-type="float">
            <text:p>219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ntecarlo 128</text:p>
          </table:table-cell>
          <table:table-cell table:style-name="ce10" office:value-type="string" calcext:value-type="string">
            <text:p>Enzo De Carlo, Fog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2];&quot;###000&quot;)&amp;&quot;/#page/n&quot;&amp;TEXT([.B2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 64</text:p>
          </table:table-cell>
          <table:table-cell table:style-name="ce10" office:value-type="string" calcext:value-type="string">
            <text:p>Diego Favaro, Ponte di Piav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3];&quot;###000&quot;)&amp;&quot;/#page/n&quot;&amp;TEXT([.B2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3" calcext:value-type="float">
            <text:p>223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lassifica e statistiche serie A</text:p>
          </table:table-cell>
          <table:table-cell table:style-name="ce10" office:value-type="string" calcext:value-type="string">
            <text:p>Roberto e Andrea Colombo, Alba (C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4];&quot;###000&quot;)&amp;&quot;/#page/n&quot;&amp;TEXT([.B2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ltitask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5];&quot;###000&quot;)&amp;&quot;/#page/n&quot;&amp;TEXT([.B21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ffetto telecamera</text:p>
          </table:table-cell>
          <table:table-cell table:style-name="ce10" office:value-type="string" calcext:value-type="string">
            <text:p>Paolo Buratt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6];&quot;###000&quot;)&amp;&quot;/#page/n&quot;&amp;TEXT([.B21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7];&quot;###000&quot;)&amp;&quot;/#page/n&quot;&amp;TEXT([.B21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egna circuiti</text:p>
          </table:table-cell>
          <table:table-cell table:style-name="ce10" office:value-type="string" calcext:value-type="string">
            <text:p>Marco Rufinelli, Foligno (PG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8];&quot;###000&quot;)&amp;&quot;/#page/n&quot;&amp;TEXT([.B21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cir~1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MEGAGAME 64</text:p>
          </table:table-cell>
          <table:table-cell office:value-type="string" calcext:value-type="string">
            <text:p>Scuola di Videogame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9];&quot;###000&quot;)&amp;&quot;/#page/n&quot;&amp;TEXT([.B21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b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ing Plu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0];&quot;###000&quot;)&amp;&quot;/#page/n&quot;&amp;TEXT([.B22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“Utility Data” per Commodore 64</text:p>
          </table:table-cell>
          <table:table-cell table:style-name="ce10" office:value-type="string" calcext:value-type="string">
            <text:p>Fabrizio Cozzani, La Sp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1];&quot;###000&quot;)&amp;&quot;/#page/n&quot;&amp;TEXT([.B22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Mark's Data Base</text:p>
          </table:table-cell>
          <table:table-cell table:style-name="ce10" office:value-type="string" calcext:value-type="string">
            <text:p>Marco Capodimont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2];&quot;###000&quot;)&amp;&quot;/#page/n&quot;&amp;TEXT([.B22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WS Basic</text:p>
          </table:table-cell>
          <table:table-cell table:style-name="ce10" office:value-type="string" calcext:value-type="string">
            <text:p>Tommaso Ramazzi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3];&quot;###000&quot;)&amp;&quot;/#page/n&quot;&amp;TEXT([.B22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k Editor e Dem Dos</text:p>
          </table:table-cell>
          <table:table-cell table:style-name="ce10" office:value-type="string" calcext:value-type="string">
            <text:p>Emilio Cogliani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4];&quot;###000&quot;)&amp;&quot;/#page/n&quot;&amp;TEXT([.B22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bel Disk</text:p>
          </table:table-cell>
          <table:table-cell table:style-name="ce10" office:value-type="string" calcext:value-type="string">
            <text:p>Marco Mainard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5];&quot;###000&quot;)&amp;&quot;/#page/n&quot;&amp;TEXT([.B22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8" calcext:value-type="float">
            <text:p>228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ucchi e routine per programmatori</text:p>
          </table:table-cell>
          <table:table-cell table:style-name="ce10" office:value-type="string" calcext:value-type="string">
            <text:p>Enrico e Gianfranco Drud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6];&quot;###000&quot;)&amp;&quot;/#page/n&quot;&amp;TEXT([.B22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routine.arc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36" calcext:value-type="float">
            <text:p>236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lcuni modi di fare… MENU</text:p>
          </table:table-cell>
          <table:table-cell table:style-name="ce10" office:value-type="string" calcext:value-type="string">
            <text:p>Maurizio Giunti, Firenz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7];&quot;###000&quot;)&amp;&quot;/#page/n&quot;&amp;TEXT([.B22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</text:p>
          </table:table-cell>
          <table:table-cell table:style-name="ce10" office:value-type="string" calcext:value-type="string">
            <text:p>Michele Sciabarra, Agrig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8];&quot;###000&quot;)&amp;&quot;/#page/n&quot;&amp;TEXT([.B22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byrinth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9];&quot;###000&quot;)&amp;&quot;/#page/n&quot;&amp;TEXT([.B22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C’è un errore alla linea 8. Se si torna alla riga 2, si ottiene ?REDIM’D ARRAY ERROR IN 4. Modificare in ...THEN6.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logica de “Le Torri di Hanoi”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0];&quot;###000&quot;)&amp;&quot;/#page/n&quot;&amp;TEXT([.B23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 Flashtape</text:p>
          </table:table-cell>
          <table:table-cell table:style-name="ce10" office:value-type="string" calcext:value-type="string">
            <text:p>Giuliano Freiles, Gaeta (L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1];&quot;###000&quot;)&amp;&quot;/#page/n&quot;&amp;TEXT([.B23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BYTE NELL'ETERE</text:p>
          </table:table-cell>
          <table:table-cell office:value-type="string" calcext:value-type="string">
            <text:p>Trasmissione di programmi in Packet Radio - Tester RS232</text:p>
          </table:table-cell>
          <table:table-cell table:style-name="ce10" office:value-type="string" calcext:value-type="string">
            <text:p>Adriano Buzzo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2];&quot;###000&quot;)&amp;&quot;/#page/n&quot;&amp;TEXT([.B23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rospettive</text:p>
          </table:table-cell>
          <table:table-cell table:style-name="ce10" office:value-type="string" calcext:value-type="string">
            <text:p>Paolo Colombo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3];&quot;###000&quot;)&amp;&quot;/#page/n&quot;&amp;TEXT([.B23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chart</text:p>
          </table:table-cell>
          <table:table-cell table:style-name="ce10" office:value-type="string" calcext:value-type="string">
            <text:p>Vittorio Accomazz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4];&quot;###000&quot;)&amp;&quot;/#page/n&quot;&amp;TEXT([.B23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flowchar.arc</text:p>
          </table:table-cell>
          <table:table-cell table:number-columns-repeated="51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er’s love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5];&quot;###000&quot;)&amp;&quot;/#page/n&quot;&amp;TEXT([.B23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har-80 1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6];&quot;###000&quot;)&amp;&quot;/#page/n&quot;&amp;TEXT([.B23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7];&quot;###000&quot;)&amp;&quot;/#page/n&quot;&amp;TEXT([.B23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0"/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lando di GEOS 1.2</text:p>
          </table:table-cell>
          <table:table-cell table:style-name="ce10" office:value-type="string" calcext:value-type="string">
            <text:p>Enrico Martell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8];&quot;###000&quot;)&amp;&quot;/#page/n&quot;&amp;TEXT([.B23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6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routine per l’utilizzo della memoria RAM normalmente non disponibile del C64</text:p>
          </table:table-cell>
          <table:table-cell table:style-name="ce10" office:value-type="string" calcext:value-type="string">
            <text:p>Giovanni Visc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9];&quot;###000&quot;)&amp;&quot;/#page/n&quot;&amp;TEXT([.B23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talia 128</text:p>
          </table:table-cell>
          <table:table-cell table:style-name="ce10" office:value-type="string" calcext:value-type="string">
            <text:p>Marco Gastaldi, Beinett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0];&quot;###000&quot;)&amp;&quot;/#page/n&quot;&amp;TEXT([.B24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ointer <text:s/>per C-128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1];&quot;###000&quot;)&amp;&quot;/#page/n&quot;&amp;TEXT([.B24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ata corrige MC78 pag. 262</text:p>
          </table:table-cell>
          <table:table-cell table:number-columns-repeated="51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Vic II e i suoi "segreti" o meglio i suoi limiti</text:p>
          </table:table-cell>
          <table:table-cell table:style-name="ce10" office:value-type="string" calcext:value-type="string">
            <text:p>Nicola Chiminelli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2];&quot;###000&quot;)&amp;&quot;/#page/n&quot;&amp;TEXT([.B24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08" calcext:value-type="float">
            <text:p>208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tampa C-128</text:p>
          </table:table-cell>
          <table:table-cell table:style-name="ce10" office:value-type="string" calcext:value-type="string">
            <text:p>Enrico Cremon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3];&quot;###000&quot;)&amp;&quot;/#page/n&quot;&amp;TEXT([.B24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usietichette</text:p>
          </table:table-cell>
          <table:table-cell table:style-name="ce10" office:value-type="string" calcext:value-type="string">
            <text:p>Dario Taraboi, Bolz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4];&quot;###000&quot;)&amp;&quot;/#page/n&quot;&amp;TEXT([.B24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3" office:value-type="float" office:value="212" calcext:value-type="float">
            <text:p>212</text:p>
          </table:table-cell>
          <table:table-cell table:style-name="ce11" office:value-type="string" calcext:value-type="string">
            <text:p> 1988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Sprite editor</text:p>
          </table:table-cell>
          <table:table-cell table:style-name="ce11" office:value-type="string" calcext:value-type="string">
            <text:p>Marco De Dominicis, S. Terenzo (SP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5];&quot;###000&quot;)&amp;&quot;/#page/n&quot;&amp;TEXT([.B245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1" calcext:value-type="float">
            <text:p>251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prite</text:p>
          </table:table-cell>
          <table:table-cell table:style-name="ce10" office:value-type="string" calcext:value-type="string">
            <text:p>Massimiliano D’annucc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6];&quot;###000&quot;)&amp;&quot;/#page/n&quot;&amp;TEXT([.B24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liminazione dei bordi sul 64</text:p>
          </table:table-cell>
          <table:table-cell table:style-name="ce10" office:value-type="string" calcext:value-type="string">
            <text:p>Massimo Morlupi, Frascati (RM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7];&quot;###000&quot;)&amp;&quot;/#page/n&quot;&amp;TEXT([.B24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rtfolio 64</text:p>
          </table:table-cell>
          <table:table-cell table:style-name="ce10" office:value-type="string" calcext:value-type="string">
            <text:p>Andy Cavallini, Guanzate (C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8];&quot;###000&quot;)&amp;&quot;/#page/n&quot;&amp;TEXT([.B24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mpo elettrico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9];&quot;###000&quot;)&amp;&quot;/#page/n&quot;&amp;TEXT([.B24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asti speciali 128</text:p>
          </table:table-cell>
          <table:table-cell table:style-name="ce10" office:value-type="string" calcext:value-type="string">
            <text:p>Davide Rinnone e Gaetano Minardi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0];&quot;###000&quot;)&amp;&quot;/#page/n&quot;&amp;TEXT([.B25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rasformazione di numeri in lettere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1];&quot;###000&quot;)&amp;&quot;/#page/n&quot;&amp;TEXT([.B25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e per C-64</text:p>
          </table:table-cell>
          <table:table-cell table:style-name="ce10" office:value-type="string" calcext:value-type="string">
            <text:p>Marco Olivotto, Rovereto (T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2];&quot;###000&quot;)&amp;&quot;/#page/n&quot;&amp;TEXT([.B25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fabeto Morse</text:p>
          </table:table-cell>
          <table:table-cell table:style-name="ce10" office:value-type="string" calcext:value-type="string">
            <text:p>Luciano Rosa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3];&quot;###000&quot;)&amp;&quot;/#page/n&quot;&amp;TEXT([.B25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Qual è il carattere nelle linee 740, 770 e 785?</text:p>
          </table:table-cell>
          <table:table-cell table:number-columns-repeated="51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float" office:value="262" calcext:value-type="float">
            <text:p>262</text:p>
          </table:table-cell>
          <table:table-cell table:style-name="ce11" office:value-type="string" calcext:value-type="string">
            <text:p> 1988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Programma menu per C64 + drive</text:p>
          </table:table-cell>
          <table:table-cell table:style-name="ce11" office:value-type="string" calcext:value-type="string">
            <text:p>Fabrizio Lanni, Cassino (F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4];&quot;###000&quot;)&amp;&quot;/#page/n&quot;&amp;TEXT([.B254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ata Maker 128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5];&quot;###000&quot;)&amp;&quot;/#page/n&quot;&amp;TEXT([.B25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 Maker 64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6];&quot;###000&quot;)&amp;&quot;/#page/n&quot;&amp;TEXT([.B25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ires Monitor</text:p>
          </table:table-cell>
          <table:table-cell table:style-name="ce10" office:value-type="string" calcext:value-type="string">
            <text:p>Salvatore De Bonis, Avigliano (PZ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7];&quot;###000&quot;)&amp;&quot;/#page/n&quot;&amp;TEXT([.B25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2" calcext:value-type="float">
            <text:p>272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Enrico Ceppi, Meda (M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8];&quot;###000&quot;)&amp;&quot;/#page/n&quot;&amp;TEXT([.B25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hedario gare</text:p>
          </table:table-cell>
          <table:table-cell table:style-name="ce10" office:value-type="string" calcext:value-type="string">
            <text:p>Sergio di Nardo, L’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9];&quot;###000&quot;)&amp;&quot;/#page/n&quot;&amp;TEXT([.B25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xpert System Shell 128</text:p>
          </table:table-cell>
          <table:table-cell table:style-name="ce10" office:value-type="string" calcext:value-type="string">
            <text:p>Fabio Villone, Napol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0];&quot;###000&quot;)&amp;&quot;/#page/n&quot;&amp;TEXT([.B26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ntonatore per C-64</text:p>
          </table:table-cell>
          <table:table-cell table:style-name="ce10" office:value-type="string" calcext:value-type="string">
            <text:p>Andrea Tosch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1];&quot;###000&quot;)&amp;&quot;/#page/n&quot;&amp;TEXT([.B26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into.arc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27" calcext:value-type="float">
            <text:p>227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it di programmazione S.O.G.A.R. 128</text:p>
          </table:table-cell>
          <table:table-cell table:style-name="ce10" office:value-type="string" calcext:value-type="string">
            <text:p>Ugo Boccardi, Trani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2];&quot;###000&quot;)&amp;&quot;/#page/n&quot;&amp;TEXT([.B2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Nota su MC90 pag. 289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32" calcext:value-type="float">
            <text:p>232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data 64</text:p>
          </table:table-cell>
          <table:table-cell table:style-name="ce10" office:value-type="string" calcext:value-type="string">
            <text:p>Luca Persico, Monza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3];&quot;###000&quot;)&amp;&quot;/#page/n&quot;&amp;TEXT([.B2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gen.arc</text:p>
          </table:table-cell>
          <table:table-cell table:number-columns-repeated="51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ratteri programmabili</text:p>
          </table:table-cell>
          <table:table-cell table:style-name="ce10" office:value-type="string" calcext:value-type="string">
            <text:p>Valentino Mingion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4];&quot;###000&quot;)&amp;&quot;/#page/n&quot;&amp;TEXT([.B26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mappa del domino</text:p>
          </table:table-cell>
          <table:table-cell table:style-name="ce10" office:value-type="string" calcext:value-type="string">
            <text:p>Franco Luca, Iselle di Trasquer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5];&quot;###000&quot;)&amp;&quot;/#page/n&quot;&amp;TEXT([.B26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t ipnotic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6];&quot;###000&quot;)&amp;&quot;/#page/n&quot;&amp;TEXT([.B2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rush &amp; Mouse</text:p>
          </table:table-cell>
          <table:table-cell table:style-name="ce10" office:value-type="string" calcext:value-type="string">
            <text:p>Davide Merlitti, Mosciano S. Angelo (TE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7];&quot;###000&quot;)&amp;&quot;/#page/n&quot;&amp;TEXT([.B26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tesoro 128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8];&quot;###000&quot;)&amp;&quot;/#page/n&quot;&amp;TEXT([.B26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lock Utility</text:p>
          </table:table-cell>
          <table:table-cell table:style-name="ce10" office:value-type="string" calcext:value-type="string">
            <text:p>Federico Finati, S. Maria C.V.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9];&quot;###000&quot;)&amp;&quot;/#page/n&quot;&amp;TEXT([.B26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blut.arc</text:p>
          </table:table-cell>
          <table:table-cell table:number-columns-repeated="51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8 mini-programmi di istogrammi per C-128</text:p>
          </table:table-cell>
          <table:table-cell table:style-name="ce10" office:value-type="string" calcext:value-type="string">
            <text:p>Davide Rinnone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0];&quot;###000&quot;)&amp;&quot;/#page/n&quot;&amp;TEXT([.B27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agrammi 128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1];&quot;###000&quot;)&amp;&quot;/#page/n&quot;&amp;TEXT([.B27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ite 6499</text:p>
          </table:table-cell>
          <table:table-cell table:style-name="ce10" office:value-type="string" calcext:value-type="string">
            <text:p>Flavio Palermo, Ventimigl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2];&quot;###000&quot;)&amp;&quot;/#page/n&quot;&amp;TEXT([.B2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sp6499.arc</text:p>
          </table:table-cell>
          <table:table-cell table:number-columns-repeated="51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office:value-type="float" office:value="246" calcext:value-type="float">
            <text:p>246</text:p>
          </table:table-cell>
          <table:table-cell table:style-name="ce11" office:value-type="string" calcext:value-type="string">
            <text:p> 1989/05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Trace 64</text:p>
          </table:table-cell>
          <table:table-cell table:style-name="ce11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3];&quot;###000&quot;)&amp;&quot;/#page/n&quot;&amp;TEXT([.B273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ot Mot Labyrinth</text:p>
          </table:table-cell>
          <table:table-cell table:style-name="ce10" office:value-type="string" calcext:value-type="string">
            <text:p>Roberto Larcher e Alessandro Corazzin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4];&quot;###000&quot;)&amp;&quot;/#page/n&quot;&amp;TEXT([.B27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OL-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5];&quot;###000&quot;)&amp;&quot;/#page/n&quot;&amp;TEXT([.B2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est di Astronomia</text:p>
          </table:table-cell>
          <table:table-cell table:style-name="ce10" office:value-type="string" calcext:value-type="string">
            <text:p>Alessandro Carichin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6];&quot;###000&quot;)&amp;&quot;/#page/n&quot;&amp;TEXT([.B27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5" calcext:value-type="float">
            <text:p>285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ermutazion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7];&quot;###000&quot;)&amp;&quot;/#page/n&quot;&amp;TEXT([.B27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itolatore 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8];&quot;###000&quot;)&amp;&quot;/#page/n&quot;&amp;TEXT([.B2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-Color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9];&quot;###000&quot;)&amp;&quot;/#page/n&quot;&amp;TEXT([.B2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89" calcext:value-type="float">
            <text:p>89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9/10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Scuola di Videogame: l'editor musicale (ultima parte)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0];&quot;###000&quot;)&amp;&quot;/#page/n&quot;&amp;TEXT([.B2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edmus.arc</text:p>
          </table:table-cell>
          <table:table-cell table:number-columns-repeated="51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9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strolabio</text:p>
          </table:table-cell>
          <table:table-cell table:style-name="ce10" office:value-type="string" calcext:value-type="string">
            <text:p>Valerio Bocci, Tolfa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1];&quot;###000&quot;)&amp;&quot;/#page/n&quot;&amp;TEXT([.B2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6" calcext:value-type="float">
            <text:p>286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rdinamento di un vettore di variabili di tipo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2];&quot;###000&quot;)&amp;&quot;/#page/n&quot;&amp;TEXT([.B2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nput di una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3];&quot;###000&quot;)&amp;&quot;/#page/n&quot;&amp;TEXT([.B2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90" calcext:value-type="float">
            <text:p>290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ump variabili per C-64</text:p>
          </table:table-cell>
          <table:table-cell table:style-name="ce10" office:value-type="string" calcext:value-type="string">
            <text:p>Vittorio Colzani, Cinisello Balsam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4];&quot;###000&quot;)&amp;&quot;/#page/n&quot;&amp;TEXT([.B2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umpva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0" calcext:value-type="float">
            <text:p>270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iano Cartesian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5];&quot;###000&quot;)&amp;&quot;/#page/n&quot;&amp;TEXT([.B2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1" calcext:value-type="float">
            <text:p>271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6];&quot;###000&quot;)&amp;&quot;/#page/n&quot;&amp;TEXT([.B2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-Basic 1.0</text:p>
          </table:table-cell>
          <table:table-cell table:style-name="ce10" office:value-type="string" calcext:value-type="string">
            <text:p>Giacomo Filippini, Maresca (P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7];&quot;###000&quot;)&amp;&quot;/#page/n&quot;&amp;TEXT([.B2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7" calcext:value-type="float">
            <text:p>277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D-Basic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8];&quot;###000&quot;)&amp;&quot;/#page/n&quot;&amp;TEXT([.B2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ngol '90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9];&quot;###000&quot;)&amp;&quot;/#page/n&quot;&amp;TEXT([.B2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e sedici carte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0];&quot;###000&quot;)&amp;&quot;/#page/n&quot;&amp;TEXT([.B2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mpa directory su due colonne</text:p>
          </table:table-cell>
          <table:table-cell table:style-name="ce10" office:value-type="string" calcext:value-type="string">
            <text:p>Raimondo Piazza, Canicattì (A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1];&quot;###000&quot;)&amp;&quot;/#page/n&quot;&amp;TEXT([.B2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lock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2];&quot;###000&quot;)&amp;&quot;/#page/n&quot;&amp;TEXT([.B2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ile Data Maker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3];&quot;###000&quot;)&amp;&quot;/#page/n&quot;&amp;TEXT([.B2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oala View 128</text:p>
          </table:table-cell>
          <table:table-cell table:style-name="ce10" office:value-type="string" calcext:value-type="string">
            <text:p>Giancarlo Petrolo, Mentana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4];&quot;###000&quot;)&amp;&quot;/#page/n&quot;&amp;TEXT([.B2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2" calcext:value-type="float">
            <text:p>262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do 64 in banco 1</text:p>
          </table:table-cell>
          <table:table-cell table:style-name="ce10" office:value-type="string" calcext:value-type="string">
            <text:p>Luigi Rizza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5];&quot;###000&quot;)&amp;&quot;/#page/n&quot;&amp;TEXT([.B2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urve polar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6];&quot;###000&quot;)&amp;&quot;/#page/n&quot;&amp;TEXT([.B2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tistica 3.0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7];&quot;###000&quot;)&amp;&quot;/#page/n&quot;&amp;TEXT([.B2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style-name="ce15" office:value-type="string" calcext:value-type="string">
            <text:p>statisti.prg</text:p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L-Arch 64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8];&quot;###000&quot;)&amp;&quot;/#page/n&quot;&amp;TEXT([.B2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90/04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Un videogioco tutto nostro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9];&quot;###000&quot;)&amp;&quot;/#page/n&quot;&amp;TEXT([.B2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276" calcext:value-type="float">
            <text:p>276</text:p>
          </table:table-cell>
          <table:table-cell table:style-name="ce10" office:value-type="string" calcext:value-type="string">
            <text:p> 1990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blio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300];&quot;###000&quot;)&amp;&quot;/#page/n&quot;&amp;TEXT([.B3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90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ikPok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1];&quot;###000&quot;)&amp;&quot;/#page/n&quot;&amp;TEXT([.B3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pikpok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AM: scritte scorrevoli</text:p>
          </table:table-cell>
          <table:table-cell table:style-name="ce10" office:value-type="string" calcext:value-type="string">
            <text:p>Salvatore Festa, Lucera (F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2];&quot;###000&quot;)&amp;&quot;/#page/n&quot;&amp;TEXT([.B3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sam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tte colorate nel bord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3];&quot;###000&quot;)&amp;&quot;/#page/n&quot;&amp;TEXT([.B3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asy Format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4];&quot;###000&quot;)&amp;&quot;/#page/n&quot;&amp;TEXT([.B3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ditor 160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5];&quot;###000&quot;)&amp;&quot;/#page/n&quot;&amp;TEXT([.B3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tecnica di overla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6];&quot;###000&quot;)&amp;&quot;/#page/n&quot;&amp;TEXT([.B3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iskpack: gestione delle director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7];&quot;###000&quot;)&amp;&quot;/#page/n&quot;&amp;TEXT([.B3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3" calcext:value-type="float">
            <text:p>293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master: gestione L.M. dei data basic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8];&quot;###000&quot;)&amp;&quot;/#page/n&quot;&amp;TEXT([.B3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38" calcext:value-type="float">
            <text:p>338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olitaire 1.0</text:p>
          </table:table-cell>
          <table:table-cell table:style-name="ce10" office:value-type="string" calcext:value-type="string">
            <text:p>Bonaventura Coppola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9];&quot;###000&quot;)&amp;&quot;/#page/n&quot;&amp;TEXT([.B3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42" calcext:value-type="float">
            <text:p>342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eazione di ammassi frattali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0];&quot;###000&quot;)&amp;&quot;/#page/n&quot;&amp;TEXT([.B3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10" calcext:value-type="float">
            <text:p>310</text:p>
          </table:table-cell>
          <table:table-cell table:style-name="ce11" office:value-type="string" calcext:value-type="string">
            <text:p> 1990/11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ccesso ai 16K di Ram nascosta del C-64</text:p>
          </table:table-cell>
          <table:table-cell table:style-name="ce11" office:value-type="string" calcext:value-type="string">
            <text:p>Sergio Cianchetta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1];&quot;###000&quot;)&amp;&quot;/#page/n&quot;&amp;TEXT([.B31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OCR da Andrea Musuruane</text:p>
          </table:table-cell>
          <table:table-cell table:style-name="ce22" office:value-type="string" calcext:value-type="string">
            <text:p>Anche su disk039b.d64</text:p>
          </table:table-cell>
          <table:table-cell table:number-columns-repeated="51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310" calcext:value-type="float">
            <text:p>310</text:p>
          </table:table-cell>
          <table:table-cell table:style-name="ce10" office:value-type="string" calcext:value-type="string">
            <text:p> 1990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sizionamento degli sprite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2];&quot;###000&quot;)&amp;&quot;/#page/n&quot;&amp;TEXT([.B31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istato pubblicato per errore sul numero 99 al posto di Datamaster (e viceversa)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306" calcext:value-type="float">
            <text:p>306</text:p>
          </table:table-cell>
          <table:table-cell table:style-name="ce10" office:value-type="string" calcext:value-type="string">
            <text:p> 1990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mpariamo il codice Morse</text:p>
          </table:table-cell>
          <table:table-cell table:style-name="ce10" office:value-type="string" calcext:value-type="string">
            <text:p>A. De Sabata, Pozzuolo del Friuli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313];&quot;###000&quot;)&amp;&quot;/#page/n&quot;&amp;TEXT([.B313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"Morse file maker" funziona solo a 80 colonne. <text:s/>"Morse school" funziona sia a 40 che a 80 colonne. Cancellare la linea 220 di “Morse school” (solo per programma compilato).</text:p>
          </table:table-cell>
          <table:table-cell table:number-columns-repeated="51"/>
        </table:table-row>
        <table:table-row table:style-name="ro1" table:number-rows-repeated="65226">
          <table:table-cell table:number-columns-repeated="65"/>
        </table:table-row>
        <table:table-row table:style-name="ro7">
          <table:table-cell table:number-columns-repeated="65"/>
        </table:table-row>
        <table:table-row table:style-name="ro1" table:number-rows-repeated="983035">
          <table:table-cell table:number-columns-repeated="65"/>
        </table:table-row>
        <table:table-row table:style-name="ro1">
          <table:table-cell table:number-columns-repeated="65"/>
        </table:table-row>
        <table:named-expressions>
          <table:named-range table:name="Excel_BuiltIn__FilterDatabase" table:base-cell-address="$Foglio1.$A$1" table:cell-range-address="$Foglio1.$A$1:.$M$284"/>
        </table:named-expressions>
      </table:table>
      <table:named-expressions/>
      <table:database-ranges>
        <table:database-range table:name="__Anonymous_Sheet_DB__0" table:target-range-address="Foglio1.A1:Foglio1.N313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0">
      <number:minutes number:style="long"/>
      <number:text>:</number:text>
      <number:seconds number:style="long" number:decimal-places="1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/>
    </number:time-style>
    <number:number-style style:name="N107P0" style:volatile="true">
      <number:number number:decimal-places="2" number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7P0"/>
    </number:number-style>
    <number:number-style style:name="N106P0" style:volatile="true">
      <number:number number:decimal-places="2" number:min-decimal-places="2" number:min-integer-digits="1" number:grouping="true"/>
    </number:number-style>
    <number:number-style style:name="N106">
      <number:text>-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5P0" style:volatile="true">
      <number:number number:decimal-places="0" number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4P0" style:volatile="true">
      <number:number number:decimal-places="0" number:min-decimal-places="0" number:min-integer-digits="1" number:grouping="true"/>
    </number:number-style>
    <number:number-style style:name="N104">
      <number:text>-</number:text>
      <number:number number:decimal-places="0" number:min-decimal-places="0" number:min-integer-digits="1" number:grouping="true"/>
      <style:map style:condition="value()&gt;=0" style:apply-style-name="N104P0"/>
    </number:number-style>
    <number:number-style style:name="N10116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6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4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3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3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13P0"/>
    </number:number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time-style style:name="N10110" number:language="it" number:country="IT">
      <number:hours/>
      <number:text>:</number:text>
      <number:minutes number:style="long"/>
      <number:text>:</number:text>
      <number:seconds number:style="long"/>
    </number:time-style>
    <number:time-style style:name="N10109" number:language="it" number:country="IT">
      <number:hours/>
      <number:text>:</number:text>
      <number:minutes number:style="long"/>
    </number:time-style>
    <number:time-style style:name="N10108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07" number:language="it" number:country="IT">
      <number:hours/>
      <number:text>:</number:text>
      <number:minutes number:style="long"/>
      <number:text> </number:text>
      <number:am-pm/>
    </number:time-style>
    <number:date-style style:name="N10106" number:language="it" number:country="IT"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number-style style:name="N10117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7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17P0"/>
    </number:number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Excel_5f_BuiltIn_5f_Hyperlink" style:display-name="Excel_BuiltIn_Hyperlink" style:family="table-cell" style:parent-style-name="Default">
      <style:table-cell-properties fo:padding="0.071cm"/>
      <style:text-properties fo:color="#0066cc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6-02">00/00/0000</text:date>, <text:time style:data-style-name="N2" text:time-value="14:34:31.755132114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02T19:33:48.630718371</dc:date>
    <meta:editing-cycles>209</meta:editing-cycles>
    <meta:editing-duration>P5DT8H39M19S</meta:editing-duration>
    <meta:generator>LibreOffice/7.3.3.2$Linux_X86_64 LibreOffice_project/30$Build-2</meta:generator>
    <meta:document-statistic meta:table-count="1" meta:cell-count="4002" meta:object-count="0"/>
  </office:meta>
</office:document-meta>
</file>